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9000000041F186306AA158529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9813in" fo:margin-left="-0.075in" fo:margin-top="0in" fo:margin-bottom="0in" table:align="left" style:writing-mode="lr-tb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4.6271in"/>
    </style:style>
    <style:style style:name="Table1.1" style:family="table-row">
      <style:table-row-properties style:min-row-height="0.234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3743in" fo:margin-left="-0.0785in" fo:margin-top="0in" fo:margin-bottom="0in" table:align="left" style:writing-mode="lr-tb"/>
    </style:style>
    <style:style style:name="Table2.A" style:family="table-column">
      <style:table-column-properties style:column-width="1.0597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2.7556in"/>
    </style:style>
    <style:style style:name="Table2.D" style:family="table-column">
      <style:table-column-properties style:column-width="1.771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padding-left="0.0785in" fo:padding-right="0.075in" fo:padding-top="0in" fo:padding-bottom="0in" fo:border="0.5pt solid #00000a"/>
    </style:style>
    <style:style style:name="Table2.B2" style:family="table-cell">
      <style:table-cell-properties fo:padding-left="0.0785in" fo:padding-right="0.075in" fo:padding-top="0in" fo:padding-bottom="0in" fo:border="0.5pt solid #00000a"/>
    </style:style>
    <style:style style:name="Table2.C2" style:family="table-cell">
      <style:table-cell-properties fo:padding-left="0.0785in" fo:padding-right="0.075in" fo:padding-top="0in" fo:padding-bottom="0in" fo:border="0.5pt solid #00000a"/>
    </style:style>
    <style:style style:name="Table2.D2" style:family="table-cell">
      <style:table-cell-properties fo:padding-left="0.0785in" fo:padding-right="0.075in" fo:padding-top="0in" fo:padding-bottom="0in" fo:border="0.5pt solid #00000a"/>
    </style:style>
    <style:style style:name="Table2.A3" style:family="table-cell">
      <style:table-cell-properties fo:padding-left="0.0785in" fo:padding-right="0.075in" fo:padding-top="0in" fo:padding-bottom="0in" fo:border="0.5pt solid #00000a"/>
    </style:style>
    <style:style style:name="Table2.B3" style:family="table-cell">
      <style:table-cell-properties fo:padding-left="0.0785in" fo:padding-right="0.075in" fo:padding-top="0in" fo:padding-bottom="0in" fo:border="0.5pt solid #00000a"/>
    </style:style>
    <style:style style:name="Table2.C3" style:family="table-cell">
      <style:table-cell-properties fo:padding-left="0.0785in" fo:padding-right="0.075in" fo:padding-top="0in" fo:padding-bottom="0in" fo:border="0.5pt solid #00000a"/>
    </style:style>
    <style:style style:name="Table2.D3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4729in" fo:margin-left="-0.0785in" fo:margin-top="0in" fo:margin-bottom="0in" table:align="left" style:writing-mode="lr-tb"/>
    </style:style>
    <style:style style:name="Table3.A" style:family="table-column">
      <style:table-column-properties style:column-width="2.2403in"/>
    </style:style>
    <style:style style:name="Table3.B" style:family="table-column">
      <style:table-column-properties style:column-width="0.9104in"/>
    </style:style>
    <style:style style:name="Table3.C" style:family="table-column">
      <style:table-column-properties style:column-width="3.322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3.B1" style:family="table-cell">
      <style:table-cell-properties fo:padding-left="0.0785in" fo:padding-right="0.075in" fo:padding-top="0in" fo:padding-bottom="0in" fo:border="0.5pt solid #00000a"/>
    </style:style>
    <style:style style:name="Table3.C1" style:family="table-cell">
      <style:table-cell-properties fo:padding-left="0.0785in" fo:padding-right="0.075in" fo:padding-top="0in" fo:padding-bottom="0in" fo:border="0.5pt solid #00000a"/>
    </style:style>
    <style:style style:name="Table3.B2" style:family="table-cell">
      <style:table-cell-properties fo:padding-left="0.0785in" fo:padding-right="0.075in" fo:padding-top="0in" fo:padding-bottom="0in" fo:border="0.5pt solid #00000a"/>
    </style:style>
    <style:style style:name="Table3.B3" style:family="table-cell">
      <style:table-cell-properties fo:padding-left="0.0785in" fo:padding-right="0.075in" fo:padding-top="0in" fo:padding-bottom="0in" fo:border="0.5pt solid #00000a"/>
    </style:style>
    <style:style style:name="Table3.B4" style:family="table-cell">
      <style:table-cell-properties fo:padding-left="0.0785in" fo:padding-right="0.075in" fo:padding-top="0in" fo:padding-bottom="0in" fo:border="0.5pt solid #00000a"/>
    </style:style>
    <style:style style:name="Table3.B5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2.241in"/>
    </style:style>
    <style:style style:name="Table8.B" style:family="table-column">
      <style:table-column-properties style:column-width="4.232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8.B1" style:family="table-cell">
      <style:table-cell-properties fo:padding-left="0.0785in" fo:padding-right="0.075in" fo:padding-top="0in" fo:padding-bottom="0in" fo:border="0.5pt solid #00000a"/>
    </style:style>
    <style:style style:name="Table8.B2" style:family="table-cell">
      <style:table-cell-properties fo:padding-left="0.0785in" fo:padding-right="0.075in" fo:padding-top="0in" fo:padding-bottom="0in" fo:border="0.5pt solid #00000a"/>
    </style:style>
    <style:style style:name="Table8.B3" style:family="table-cell">
      <style:table-cell-properties fo:padding-left="0.0785in" fo:padding-right="0.075in" fo:padding-top="0in" fo:padding-bottom="0in" fo:border="0.5pt solid #00000a"/>
    </style:style>
    <style:style style:name="Table8.B4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29in" fo:margin-left="-0.0785in" fo:margin-top="0in" fo:margin-bottom="0in" table:align="left" style:writing-mode="lr-tb"/>
    </style:style>
    <style:style style:name="Table9.A" style:family="table-column">
      <style:table-column-properties style:column-width="2.2403in"/>
    </style:style>
    <style:style style:name="Table9.B" style:family="table-column">
      <style:table-column-properties style:column-width="0.9104in"/>
    </style:style>
    <style:style style:name="Table9.C" style:family="table-column">
      <style:table-column-properties style:column-width="3.3222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9.B1" style:family="table-cell">
      <style:table-cell-properties fo:padding-left="0.0785in" fo:padding-right="0.075in" fo:padding-top="0in" fo:padding-bottom="0in" fo:border="0.5pt solid #00000a"/>
    </style:style>
    <style:style style:name="Table9.C1" style:family="table-cell">
      <style:table-cell-properties fo:padding-left="0.0785in" fo:padding-right="0.075in" fo:padding-top="0in" fo:padding-bottom="0in" fo:border="0.5pt solid #00000a"/>
    </style:style>
    <style:style style:name="Table9.B2" style:family="table-cell">
      <style:table-cell-properties fo:padding-left="0.0785in" fo:padding-right="0.075in" fo:padding-top="0in" fo:padding-bottom="0in" fo:border="0.5pt solid #00000a"/>
    </style:style>
    <style:style style:name="Table9.B3" style:family="table-cell">
      <style:table-cell-properties fo:padding-left="0.0785in" fo:padding-right="0.075in" fo:padding-top="0in" fo:padding-bottom="0in" fo:border="0.5pt solid #00000a"/>
    </style:style>
    <style:style style:name="Table9.B4" style:family="table-cell">
      <style:table-cell-properties fo:padding-left="0.0785in" fo:padding-right="0.075in" fo:padding-top="0in" fo:padding-bottom="0in" fo:border="0.5pt solid #00000a"/>
    </style:style>
    <style:style style:name="Table9.B5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2.241in"/>
    </style:style>
    <style:style style:name="Table10.B" style:family="table-column">
      <style:table-column-properties style:column-width="4.2326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0.B1" style:family="table-cell">
      <style:table-cell-properties fo:padding-left="0.0785in" fo:padding-right="0.075in" fo:padding-top="0in" fo:padding-bottom="0in" fo:border="0.5pt solid #00000a"/>
    </style:style>
    <style:style style:name="Table10.B2" style:family="table-cell">
      <style:table-cell-properties fo:padding-left="0.0785in" fo:padding-right="0.075in" fo:padding-top="0in" fo:padding-bottom="0in" fo:border="0.5pt solid #00000a"/>
    </style:style>
    <style:style style:name="Table10.B3" style:family="table-cell">
      <style:table-cell-properties fo:padding-left="0.0785in" fo:padding-right="0.075in" fo:padding-top="0in" fo:padding-bottom="0in" fo:border="0.5pt solid #00000a"/>
    </style:style>
    <style:style style:name="Table10.B4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4729in" fo:margin-left="-0.0785in" fo:margin-top="0in" fo:margin-bottom="0in" table:align="left" style:writing-mode="lr-tb"/>
    </style:style>
    <style:style style:name="Table6.A" style:family="table-column">
      <style:table-column-properties style:column-width="2.2403in"/>
    </style:style>
    <style:style style:name="Table6.B" style:family="table-column">
      <style:table-column-properties style:column-width="0.9104in"/>
    </style:style>
    <style:style style:name="Table6.C" style:family="table-column">
      <style:table-column-properties style:column-width="3.3222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6.B1" style:family="table-cell">
      <style:table-cell-properties fo:padding-left="0.0785in" fo:padding-right="0.075in" fo:padding-top="0in" fo:padding-bottom="0in" fo:border="0.5pt solid #00000a"/>
    </style:style>
    <style:style style:name="Table6.C1" style:family="table-cell">
      <style:table-cell-properties fo:padding-left="0.0785in" fo:padding-right="0.075in" fo:padding-top="0in" fo:padding-bottom="0in" fo:border="0.5pt solid #00000a"/>
    </style:style>
    <style:style style:name="Table6.B2" style:family="table-cell">
      <style:table-cell-properties fo:padding-left="0.0785in" fo:padding-right="0.075in" fo:padding-top="0in" fo:padding-bottom="0in" fo:border="0.5pt solid #00000a"/>
    </style:style>
    <style:style style:name="Table6.B3" style:family="table-cell">
      <style:table-cell-properties fo:padding-left="0.0785in" fo:padding-right="0.075in" fo:padding-top="0in" fo:padding-bottom="0in" fo:border="0.5pt solid #00000a"/>
    </style:style>
    <style:style style:name="Table6.B4" style:family="table-cell">
      <style:table-cell-properties fo:padding-left="0.0785in" fo:padding-right="0.075in" fo:padding-top="0in" fo:padding-bottom="0in" fo:border="0.5pt solid #00000a"/>
    </style:style>
    <style:style style:name="Table6.B5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2.241in"/>
    </style:style>
    <style:style style:name="Table11.B" style:family="table-column">
      <style:table-column-properties style:column-width="4.2326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1.B1" style:family="table-cell">
      <style:table-cell-properties fo:padding-left="0.0785in" fo:padding-right="0.075in" fo:padding-top="0in" fo:padding-bottom="0in" fo:border="0.5pt solid #00000a"/>
    </style:style>
    <style:style style:name="Table11.B2" style:family="table-cell">
      <style:table-cell-properties fo:padding-left="0.0785in" fo:padding-right="0.075in" fo:padding-top="0in" fo:padding-bottom="0in" fo:border="0.5pt solid #00000a"/>
    </style:style>
    <style:style style:name="Table11.B3" style:family="table-cell">
      <style:table-cell-properties fo:padding-left="0.0785in" fo:padding-right="0.075in" fo:padding-top="0in" fo:padding-bottom="0in" fo:border="0.5pt solid #00000a"/>
    </style:style>
    <style:style style:name="Table11.B4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Text_5f_CDB">
      <style:text-properties fo:language="de" fo:country="CH"/>
    </style:style>
    <style:style style:name="P2" style:family="paragraph" style:parent-style-name="Text_5f_CDB">
      <style:text-properties fo:language="de" fo:country="CH" style:language-asian="de" style:country-asian="CH"/>
    </style:style>
    <style:style style:name="P3" style:family="paragraph" style:parent-style-name="Text_5f_CDB">
      <style:text-properties fo:language="de" fo:country="CH" officeooo:paragraph-rsid="00070457" style:language-asian="de" style:country-asian="CH"/>
    </style:style>
    <style:style style:name="P4" style:family="paragraph" style:parent-style-name="Text_5f_CDB">
      <style:text-properties fo:language="de" fo:country="CH" officeooo:paragraph-rsid="000cd6c3" style:language-asian="de" style:country-asian="CH"/>
    </style:style>
    <style:style style:name="P5" style:family="paragraph" style:parent-style-name="Text_5f_CDB">
      <style:text-properties fo:language="de" fo:country="CH" officeooo:rsid="000146c0" officeooo:paragraph-rsid="000146c0"/>
    </style:style>
    <style:style style:name="P6" style:family="paragraph" style:parent-style-name="Text_5f_CDB">
      <style:text-properties fo:language="de" fo:country="CH" officeooo:rsid="000146c0" officeooo:paragraph-rsid="00070457"/>
    </style:style>
    <style:style style:name="P7" style:family="paragraph" style:parent-style-name="Text_5f_CDB">
      <style:text-properties fo:language="de" fo:country="CH" officeooo:rsid="000146c0" officeooo:paragraph-rsid="000cd6c3"/>
    </style:style>
    <style:style style:name="P8" style:family="paragraph" style:parent-style-name="Text_5f_CDB">
      <style:text-properties fo:language="de" fo:country="CH" officeooo:rsid="00039f8c" officeooo:paragraph-rsid="00039f8c"/>
    </style:style>
    <style:style style:name="P9" style:family="paragraph" style:parent-style-name="Text_5f_CDB">
      <style:text-properties fo:language="de" fo:country="CH" officeooo:rsid="00039f8c" officeooo:paragraph-rsid="00070457"/>
    </style:style>
    <style:style style:name="P10" style:family="paragraph" style:parent-style-name="Text_5f_CDB">
      <style:text-properties fo:language="de" fo:country="CH" officeooo:rsid="00039f8c" officeooo:paragraph-rsid="000cd6c3"/>
    </style:style>
    <style:style style:name="P11" style:family="paragraph" style:parent-style-name="Text_5f_CDB">
      <style:text-properties fo:language="de" fo:country="CH" officeooo:paragraph-rsid="00070457"/>
    </style:style>
    <style:style style:name="P12" style:family="paragraph" style:parent-style-name="Text_5f_CDB">
      <style:text-properties fo:language="de" fo:country="CH" fo:font-style="italic" officeooo:rsid="00026f80" officeooo:paragraph-rsid="00039f8c" style:font-style-asian="italic"/>
    </style:style>
    <style:style style:name="P13" style:family="paragraph" style:parent-style-name="Text_5f_CDB">
      <style:text-properties fo:language="de" fo:country="CH" fo:font-style="italic" officeooo:rsid="00026f80" officeooo:paragraph-rsid="000a27ee" style:font-style-asian="italic"/>
    </style:style>
    <style:style style:name="P14" style:family="paragraph" style:parent-style-name="Text_5f_CDB">
      <style:text-properties fo:language="de" fo:country="CH" fo:font-style="italic" officeooo:rsid="000cd6c3" officeooo:paragraph-rsid="000cd6c3" style:font-style-asian="italic"/>
    </style:style>
    <style:style style:name="P15" style:family="paragraph" style:parent-style-name="Text_5f_CDB">
      <style:text-properties fo:language="de" fo:country="CH" officeooo:rsid="000bba28" officeooo:paragraph-rsid="000bba28"/>
    </style:style>
    <style:style style:name="P16" style:family="paragraph" style:parent-style-name="Text_5f_CDB">
      <style:text-properties fo:language="de" fo:country="CH" officeooo:paragraph-rsid="000cd6c3"/>
    </style:style>
    <style:style style:name="P17" style:family="paragraph" style:parent-style-name="Text_5f_CDB">
      <style:text-properties fo:language="de" fo:country="CH" officeooo:rsid="000e5100" officeooo:paragraph-rsid="000e5100"/>
    </style:style>
    <style:style style:name="P18" style:family="paragraph" style:parent-style-name="Text_5f_CDB">
      <style:text-properties fo:language="de" fo:country="CH" officeooo:rsid="0016bfbb" officeooo:paragraph-rsid="0016bfbb"/>
    </style:style>
    <style:style style:name="P19" style:family="paragraph" style:parent-style-name="Text_5f_CDB">
      <style:text-properties officeooo:paragraph-rsid="00070457"/>
    </style:style>
    <style:style style:name="P20" style:family="paragraph" style:parent-style-name="Text_5f_CDB">
      <style:text-properties officeooo:paragraph-rsid="000cd6c3"/>
    </style:style>
    <style:style style:name="P21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2" style:family="paragraph" style:parent-style-name="Heading_20_1" style:list-style-name="WWNum31"/>
    <style:style style:name="P23" style:family="paragraph" style:parent-style-name="Heading_20_1" style:list-style-name="WWNum31">
      <style:text-properties officeooo:paragraph-rsid="00070457"/>
    </style:style>
    <style:style style:name="P24" style:family="paragraph" style:parent-style-name="Heading_20_1" style:list-style-name="WWNum31">
      <style:text-properties officeooo:paragraph-rsid="000cd6c3"/>
    </style:style>
    <style:style style:name="P25" style:family="paragraph" style:parent-style-name="Heading_20_1" style:list-style-name="WWNum31">
      <style:paragraph-properties fo:break-before="page"/>
    </style:style>
    <style:style style:name="P26" style:family="paragraph" style:parent-style-name="Heading_20_1" style:list-style-name="WWNum31">
      <style:paragraph-properties fo:break-before="page"/>
      <style:text-properties officeooo:paragraph-rsid="00070457"/>
    </style:style>
    <style:style style:name="P27" style:family="paragraph" style:parent-style-name="Heading_20_1" style:list-style-name="WWNum31">
      <style:paragraph-properties fo:break-before="page"/>
      <style:text-properties officeooo:paragraph-rsid="000cd6c3"/>
    </style:style>
    <style:style style:name="P28" style:family="paragraph" style:parent-style-name="Title" style:master-page-name="First_20_Page">
      <style:paragraph-properties style:page-number="auto"/>
    </style:style>
    <style:style style:name="P29" style:family="paragraph" style:parent-style-name="Text_5f_CDB">
      <style:text-properties fo:language="de" fo:country="CH"/>
    </style:style>
    <style:style style:name="P30" style:family="paragraph" style:parent-style-name="Text_5f_CDB" style:list-style-name="L1">
      <style:text-properties fo:language="de" fo:country="CH" officeooo:rsid="0004034f" officeooo:paragraph-rsid="0004034f"/>
    </style:style>
    <style:style style:name="P31" style:family="paragraph" style:parent-style-name="Text_5f_CDB" style:list-style-name="L2">
      <style:text-properties fo:language="de" fo:country="CH" officeooo:rsid="0004034f" officeooo:paragraph-rsid="0004034f"/>
    </style:style>
    <style:style style:name="P32" style:family="paragraph" style:parent-style-name="Text_5f_CDB" style:list-style-name="L3">
      <style:text-properties fo:language="de" fo:country="CH" officeooo:rsid="0004034f" officeooo:paragraph-rsid="0008d5de"/>
    </style:style>
    <style:style style:name="P33" style:family="paragraph" style:parent-style-name="Text_5f_CDB" style:list-style-name="L4">
      <style:text-properties fo:language="de" fo:country="CH" officeooo:rsid="0004034f" officeooo:paragraph-rsid="0008d5de"/>
    </style:style>
    <style:style style:name="P34" style:family="paragraph" style:parent-style-name="Text_5f_CDB" style:list-style-name="L1">
      <style:text-properties fo:language="de" fo:country="CH" officeooo:rsid="0005d750" officeooo:paragraph-rsid="0005d750"/>
    </style:style>
    <style:style style:name="P35" style:family="paragraph" style:parent-style-name="Text_5f_CDB" style:list-style-name="L1">
      <style:text-properties fo:language="de" fo:country="CH" officeooo:rsid="0006ff5a" officeooo:paragraph-rsid="0006ff5a"/>
    </style:style>
    <style:style style:name="P36" style:family="paragraph" style:parent-style-name="Text_5f_CDB" style:list-style-name="L2">
      <style:text-properties fo:language="de" fo:country="CH" officeooo:rsid="0006ff5a" officeooo:paragraph-rsid="0006ff5a"/>
    </style:style>
    <style:style style:name="P37" style:family="paragraph" style:parent-style-name="Text_5f_CDB" style:list-style-name="L3">
      <style:text-properties fo:language="de" fo:country="CH" officeooo:rsid="0008d5de" officeooo:paragraph-rsid="0008d5de"/>
    </style:style>
    <style:style style:name="P38" style:family="paragraph" style:parent-style-name="Text_5f_CDB" style:list-style-name="L4">
      <style:text-properties fo:language="de" fo:country="CH" officeooo:rsid="0008d5de" officeooo:paragraph-rsid="0008d5de"/>
    </style:style>
    <style:style style:name="P39" style:family="paragraph" style:parent-style-name="Text_5f_CDB" style:list-style-name="L3">
      <style:text-properties fo:language="de" fo:country="CH" officeooo:rsid="000a27ee" officeooo:paragraph-rsid="000a27ee"/>
    </style:style>
    <style:style style:name="P40" style:family="paragraph" style:parent-style-name="Text_5f_CDB" style:list-style-name="L4">
      <style:text-properties fo:language="de" fo:country="CH" officeooo:rsid="000a27ee" officeooo:paragraph-rsid="000a27ee"/>
    </style:style>
    <style:style style:name="P41" style:family="paragraph" style:parent-style-name="Text_5f_CDB" style:list-style-name="L5">
      <style:text-properties fo:language="de" fo:country="CH" officeooo:rsid="000e9dfb" officeooo:paragraph-rsid="000e9dfb"/>
    </style:style>
    <style:style style:name="P42" style:family="paragraph" style:parent-style-name="Text_5f_CDB" style:list-style-name="L6">
      <style:text-properties fo:language="de" fo:country="CH" officeooo:rsid="000e9dfb" officeooo:paragraph-rsid="000e9dfb"/>
    </style:style>
    <style:style style:name="P43" style:family="paragraph" style:parent-style-name="Text_5f_CDB" style:list-style-name="L5">
      <style:text-properties fo:language="de" fo:country="CH" officeooo:rsid="00103351" officeooo:paragraph-rsid="00103351"/>
    </style:style>
    <style:style style:name="P44" style:family="paragraph" style:parent-style-name="Text_5f_CDB" style:list-style-name="L5">
      <style:text-properties fo:language="de" fo:country="CH" officeooo:rsid="001220d1" officeooo:paragraph-rsid="001220d1"/>
    </style:style>
    <style:style style:name="P45" style:family="paragraph" style:parent-style-name="Text_5f_CDB" style:list-style-name="L6">
      <style:text-properties fo:language="de" fo:country="CH" officeooo:rsid="001220d1" officeooo:paragraph-rsid="001220d1"/>
    </style:style>
    <style:style style:name="P46" style:family="paragraph" style:parent-style-name="Text_5f_CDB" style:list-style-name="L5">
      <style:text-properties fo:language="de" fo:country="CH" officeooo:rsid="0013a3e1" officeooo:paragraph-rsid="0013a3e1"/>
    </style:style>
    <style:style style:name="P47" style:family="paragraph" style:parent-style-name="Text_5f_CDB" style:list-style-name="L6">
      <style:text-properties fo:language="de" fo:country="CH" officeooo:rsid="0013a3e1" officeooo:paragraph-rsid="0013a3e1"/>
    </style:style>
    <style:style style:name="P48" style:family="paragraph" style:parent-style-name="Text_5f_CDB" style:list-style-name="L6">
      <style:text-properties fo:language="de" fo:country="CH" officeooo:rsid="001191f5" officeooo:paragraph-rsid="001191f5"/>
    </style:style>
    <style:style style:name="P49" style:family="paragraph" style:parent-style-name="Text_5f_CDB">
      <style:text-properties fo:language="de" fo:country="CH" officeooo:rsid="001c3bef" officeooo:paragraph-rsid="001c3bef"/>
    </style:style>
    <style:style style:name="P50" style:family="paragraph" style:parent-style-name="Text_5f_CDB">
      <style:text-properties fo:language="de" fo:country="CH" officeooo:rsid="001f168f" officeooo:paragraph-rsid="001f168f"/>
    </style:style>
    <style:style style:name="P51" style:family="paragraph" style:parent-style-name="Text_5f_CDB">
      <style:text-properties fo:language="de" fo:country="CH" officeooo:rsid="000146c0" officeooo:paragraph-rsid="001f168f"/>
    </style:style>
    <style:style style:name="P52" style:family="paragraph" style:parent-style-name="Text_5f_CDB" style:list-style-name="L3">
      <style:text-properties officeooo:rsid="0008d5de" officeooo:paragraph-rsid="0008d5de"/>
    </style:style>
    <style:style style:name="P53" style:family="paragraph" style:parent-style-name="Text_5f_CDB" style:list-style-name="L4">
      <style:text-properties officeooo:rsid="0008d5de" officeooo:paragraph-rsid="0008d5de"/>
    </style:style>
    <style:style style:name="P54" style:family="paragraph" style:parent-style-name="Text_5f_CDB" style:list-style-name="L4">
      <style:text-properties officeooo:rsid="0008d5de" officeooo:paragraph-rsid="000a27ee"/>
    </style:style>
    <style:style style:name="P55" style:family="paragraph" style:parent-style-name="Text_5f_CDB" style:list-style-name="L6">
      <style:text-properties officeooo:rsid="000e9dfb" officeooo:paragraph-rsid="000e9dfb"/>
    </style:style>
    <style:style style:name="P56" style:family="paragraph" style:parent-style-name="Text_5f_CDB" style:list-style-name="L6">
      <style:text-properties officeooo:rsid="00103351" officeooo:paragraph-rsid="00103351"/>
    </style:style>
    <style:style style:name="P57" style:family="paragraph" style:parent-style-name="Text_5f_CDB" style:list-style-name="L6">
      <style:text-properties officeooo:rsid="001220d1" officeooo:paragraph-rsid="001220d1"/>
    </style:style>
    <style:style style:name="P58" style:family="paragraph" style:parent-style-name="Text_5f_CDB" style:list-style-name="L6">
      <style:text-properties officeooo:rsid="0013a3e1" officeooo:paragraph-rsid="0013a3e1"/>
    </style:style>
    <style:style style:name="T1" style:family="text">
      <style:text-properties fo:language="de" fo:country="CH"/>
    </style:style>
    <style:style style:name="T2" style:family="text">
      <style:text-properties fo:language="de" fo:country="CH" officeooo:rsid="0004034f"/>
    </style:style>
    <style:style style:name="T3" style:family="text">
      <style:text-properties fo:language="de" fo:country="CH" officeooo:rsid="000a27ee"/>
    </style:style>
    <style:style style:name="T4" style:family="text">
      <style:text-properties fo:language="de" fo:country="CH" officeooo:rsid="001191f5"/>
    </style:style>
    <style:style style:name="T5" style:family="text">
      <style:text-properties fo:language="de" fo:country="CH" officeooo:rsid="0013a3e1"/>
    </style:style>
    <style:style style:name="T6" style:family="text">
      <style:text-properties officeooo:rsid="00039f8c"/>
    </style:style>
    <style:style style:name="T7" style:family="text">
      <style:text-properties officeooo:rsid="0004034f"/>
    </style:style>
    <style:style style:name="T8" style:family="text">
      <style:text-properties officeooo:rsid="0005d750"/>
    </style:style>
    <style:style style:name="T9" style:family="text">
      <style:text-properties officeooo:rsid="00070457"/>
    </style:style>
    <style:style style:name="T10" style:family="text">
      <style:text-properties officeooo:rsid="000a27ee"/>
    </style:style>
    <style:style style:name="T11" style:family="text">
      <style:text-properties officeooo:rsid="000c91af"/>
    </style:style>
    <style:style style:name="T12" style:family="text">
      <style:text-properties officeooo:rsid="000cd6c3"/>
    </style:style>
    <style:style style:name="T13" style:family="text">
      <style:text-properties officeooo:rsid="00103351"/>
    </style:style>
    <style:style style:name="T14" style:family="text">
      <style:text-properties officeooo:rsid="001191f5"/>
    </style:style>
    <style:style style:name="T15" style:family="text">
      <style:text-properties officeooo:rsid="0013a3e1"/>
    </style:style>
    <style:style style:name="T16" style:family="text">
      <style:text-properties officeooo:rsid="0014021b"/>
    </style:style>
    <style:style style:name="T17" style:family="text">
      <style:text-properties officeooo:rsid="0018b9cf"/>
    </style:style>
    <style:style style:name="T18" style:family="text">
      <style:text-properties officeooo:rsid="001b7a36"/>
    </style:style>
    <style:style style:name="T19" style:family="text">
      <style:text-properties officeooo:rsid="001d3c64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Testprotokoll <text:span text:style-name="T18">TaggY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Auftraggeber</text:p>
            </table:table-cell>
            <table:table-cell table:style-name="Table1.A1" office:value-type="string">
              <text:p text:style-name="P5">FHNW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1">Projektleiter</text:p>
          </table:table-cell>
          <table:table-cell table:style-name="Table1.A1" office:value-type="string">
            <text:p text:style-name="P5">Joel Zimmerli</text:p>
          </table:table-cell>
        </table:table-row>
        <table:table-row table:style-name="Table1.3">
          <table:table-cell table:style-name="Table1.A1" office:value-type="string">
            <text:p text:style-name="P1">Autor</text:p>
          </table:table-cell>
          <table:table-cell table:style-name="Table1.A1" office:value-type="string">
            <text:p text:style-name="P5">Kevin Streiter</text:p>
          </table:table-cell>
        </table:table-row>
        <table:table-row table:style-name="Table1.4"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49">Testing erfolgreich</text:p>
          </table:table-cell>
        </table:table-row>
      </table:table>
      <text:p text:style-name="P1"/>
      <text:p text:style-name="P1">Änderungsverzeichni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">Datum<text:tab/></text:p>
            </table:table-cell>
            <table:table-cell table:style-name="Table2.A1" office:value-type="string">
              <text:p text:style-name="P1">Version</text:p>
            </table:table-cell>
            <table:table-cell table:style-name="Table2.A1" office:value-type="string">
              <text:p text:style-name="P1">Änderung</text:p>
            </table:table-cell>
            <table:table-cell table:style-name="Table2.A1" office:value-type="string">
              <text:p text:style-name="P1">Autor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5">09.04.18</text:p>
          </table:table-cell>
          <table:table-cell table:style-name="Table2.B2" office:value-type="string">
            <text:p text:style-name="P5">1.0</text:p>
          </table:table-cell>
          <table:table-cell table:style-name="Table2.C2" office:value-type="string">
            <text:p text:style-name="P5">Erstellen der Testfälle</text:p>
          </table:table-cell>
          <table:table-cell table:style-name="Table2.D2" office:value-type="string">
            <text:p text:style-name="P5">Kevin Streiter, <text:span text:style-name="T19">Cesar Porcher, Joel Zimmerli</text:span></text:p>
          </table:table-cell>
        </table:table-row>
        <table:table-row table:style-name="Table2.1">
          <table:table-cell table:style-name="Table2.A3" office:value-type="string">
            <text:p text:style-name="P50">09.04.18</text:p>
          </table:table-cell>
          <table:table-cell table:style-name="Table2.B3" office:value-type="string">
            <text:p text:style-name="P50">1.1</text:p>
          </table:table-cell>
          <table:table-cell table:style-name="Table2.C3" office:value-type="string">
            <text:p text:style-name="P50">Durchführung der Tests mit externer Testperson</text:p>
          </table:table-cell>
          <table:table-cell table:style-name="Table2.D3" office:value-type="string">
            <text:p text:style-name="P51">Kevin Streiter, <text:span text:style-name="T19">Cesar Porcher, Joel Zimmerli</text:span></text:p>
          </table:table-cell>
        </table:table-row>
      </table:table>
      <text:p text:style-name="P1"/>
      <text:p text:style-name="P1">Inhaltsverzeichni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_Toc1730_95400903" text:style-name="Internet_20_link" text:visited-style-name="Visited_20_Internet_20_Link">1 Testfall Szenario 1<text:tab/>2</text:a></text:p>
          <text:p text:style-name="P21"><text:a xlink:type="simple" xlink:href="#__RefHeading___Toc1732_95400903" text:style-name="Internet_20_link" text:visited-style-name="Visited_20_Internet_20_Link">2 Testdurchführung und Testergebnis Szenario 1<text:tab/>3</text:a></text:p>
          <text:p text:style-name="P21"><text:a xlink:type="simple" xlink:href="#__RefHeading___Toc1734_95400903" text:style-name="Internet_20_link" text:visited-style-name="Visited_20_Internet_20_Link">3 Testfall Szenario 2<text:tab/>4</text:a></text:p>
          <text:p text:style-name="P21"><text:a xlink:type="simple" xlink:href="#__RefHeading___Toc1736_95400903" text:style-name="Internet_20_link" text:visited-style-name="Visited_20_Internet_20_Link">4 Testdurchführung und Testergebnis Szenario 2<text:tab/>5</text:a></text:p>
          <text:p text:style-name="P21"><text:a xlink:type="simple" xlink:href="#__RefHeading___Toc1777_95400903" text:style-name="Internet_20_link" text:visited-style-name="Visited_20_Internet_20_Link">5 Testfall Szenario 3<text:tab/>6</text:a></text:p>
          <text:p text:style-name="P21"><text:a xlink:type="simple" xlink:href="#__RefHeading___Toc1736_954009031" text:style-name="Internet_20_link" text:visited-style-name="Visited_20_Internet_20_Link">6 Testdurchführung und Testergebnis Szenario 3<text:tab/>7</text:a></text:p>
        </text:index-body>
      </text:table-of-content>
      <text:list xml:id="list2597889641" text:style-name="WWNum31">
        <text:list-item>
          <text:h text:style-name="P25" text:outline-level="1"><text:bookmark-start text:name="__RefHeading___Toc1730_95400903"/><text:bookmark-start text:name="_Toc224603915"/>Testfall<text:bookmark-end text:name="_Toc224603915"/> <text:span text:style-name="T6">Szenario 1</text:span><text:bookmark-end text:name="__RefHeading___Toc1730_95400903"/></text:h>
        </text:list-item>
      </text:list>
      <text:p text:style-name="P5">Testen der Anforderungen. Die ID der jeweiligen Testfälle stimmen mit den Anforderungen in der Anforderungsspezifikation überein.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">ID / Bezeichnung</text:p>
            </table:table-cell>
            <table:table-cell table:style-name="Table3.B1" office:value-type="string">
              <text:p text:style-name="P12">1</text:p>
            </table:table-cell>
            <table:table-cell table:style-name="Table3.C1" office:value-type="string">
              <text:p text:style-name="P8">Szenario 1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">Beschreibung</text:p>
          </table:table-cell>
          <table:table-cell table:style-name="Table3.B2" table:number-columns-spanned="2" office:value-type="string">
            <text:p text:style-name="P8">Als Testfall wird das vom Auftraggeber zur Verfügung gestellte Szenario 1, bei dem ein praxisbezogenes Anwendungsbeispiel erläutert ist, als Vorlage verwendet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Testvoraussetzung</text:p>
          </table:table-cell>
          <table:table-cell table:style-name="Table3.B3" table:number-columns-spanned="2" office:value-type="string">
            <text:p text:style-name="P8">Der Se<text:span text:style-name="T7">r</text:span>vice ist in Betrieb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Testschritte</text:p>
          </table:table-cell>
          <table:table-cell table:style-name="Table3.B4" table:number-columns-spanned="2" office:value-type="string">
            <text:list xml:id="list3785492900" text:style-name="L1">
              <text:list-item>
                <text:p text:style-name="P30">Es wird ein Webbrowser geöffnet und die URL tagg.org eingegeben</text:p>
              </text:list-item>
              <text:list-item>
                <text:p text:style-name="P30">Eingabe ins Textfeld: „skin“</text:p>
              </text:list-item>
              <text:list-item>
                <text:p text:style-name="P30">Ansicht eines Bildes in der Detailansicht</text:p>
              </text:list-item>
              <text:list-item>
                <text:p text:style-name="P34">Zurück zur Übersicht wechseln mit Click auf „Overview“ neben dem Titel #TaggY</text:p>
              </text:list-item>
              <text:list-item>
                <text:p text:style-name="P35">Erstellen von zwei neuen Tags: „cancer“ / „melanoma“ durch Texteingabe im Feld „Tag create“, submit durch Enter</text:p>
              </text:list-item>
              <text:list-item>
                <text:p text:style-name="P34">Markieren der Bilder</text:p>
              </text:list-item>
              <text:list-item>
                <text:p text:style-name="P35">Anklicken des „+“ Symbols neben den Tags „cancer“ und „melanoma“ → sequenziell</text:p>
              </text:list-item>
              <text:list-item>
                <text:p text:style-name="P35">Applikation wird im Browser offengelassen</text:p>
              </text:list-item>
              <text:list-item>
                <text:p text:style-name="P35">Neue Eingabe der URL taggy.org</text:p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p text:style-name="P1">Erwartetes Ergebnis</text:p>
          </table:table-cell>
          <table:table-cell table:style-name="Table3.B5" table:number-columns-spanned="2" office:value-type="string">
            <text:list xml:id="list3875973504" text:style-name="L2">
              <text:list-item>
                <text:p text:style-name="P31">Die Übersichtsseite mit den Thumbnails und der Tagliste erscheint – Seite „overview“</text:p>
              </text:list-item>
              <text:list-item>
                <text:p text:style-name="P31">Es erscheinen nur die Bilder, die in der Description und im Comment <text:s/>„skin“ im Text haben</text:p>
              </text:list-item>
              <text:list-item>
                <text:p text:style-name="P31">Durch Doppelklick auf ein Bild erscheint die Seite „fullScreen“, die <text:span text:style-name="T8">d</text:span>as Bild grösser darstellt und auf der linken <text:span text:style-name="T8">Bildseite die Description und Comment des angeklickten Bildes anzeigt, zusätzlich sind die Tags ersichtlicht, <text:s/>mit denen das Bild „getagged“ wurde. Die Taglist ist wie beim „Overview“ dargestellt.</text:span></text:p>
              </text:list-item>
              <text:list-item>
                <text:p text:style-name="P31">„<text:span text:style-name="T8">Overview“ -Seite wird dargestellt</text:span></text:p>
              </text:list-item>
              <text:list-item>
                <text:p text:style-name="P36">Die Tags „cancer“ und „melanoma“ erscheinen in der Tagliste</text:p>
              </text:list-item>
              <text:list-item>
                <text:p text:style-name="P36">Angeklickte Thumbnail-Bilder werden mit einem blauen Rand versehen</text:p>
              </text:list-item>
              <text:list-item>
                <text:p text:style-name="P36">Ein Pop-up erscheint zur Bestätigung, dass die blau markierten Bilder zu den angeklickten Tags hinzugefügt wurden</text:p>
              </text:list-item>
              <text:list-item>
                <text:p text:style-name="P36"><text:soft-page-break/>-</text:p>
              </text:list-item>
              <text:list-item>
                <text:p text:style-name="P36">Aufruf der „overview“-Seite – die zuvor getätigten Änderungen wurden gespeichert</text:p>
              </text:list-item>
            </text:list>
          </table:table-cell>
          <table:covered-table-cell/>
        </table:table-row>
      </table:table>
      <text:p text:style-name="P2"/>
      <text:list xml:id="list142256216458060" text:continue-list="list2597889641" text:style-name="WWNum31">
        <text:list-item>
          <text:h text:style-name="P22" text:outline-level="1"><text:bookmark-start text:name="__RefHeading___Toc1732_95400903"/><text:bookmark-start text:name="_Toc224603916"/>Testdurchführung und Testergebnis<text:bookmark-end text:name="_Toc224603916"/> <text:span text:style-name="T11">Szenario 1</text:span><text:bookmark-end text:name="__RefHeading___Toc1732_95400903"/></text:h>
        </text:list-item>
      </text:list>
      <text:p text:style-name="P2"/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1">Tester</text:p>
            </table:table-cell>
            <table:table-cell table:style-name="Table8.B1" office:value-type="string">
              <text:p text:style-name="P18">Oezden Tastan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P1">Datum Testdurchführung</text:p>
          </table:table-cell>
          <table:table-cell table:style-name="Table8.B2" office:value-type="string">
            <text:p text:style-name="P18">09.04.18</text:p>
          </table:table-cell>
        </table:table-row>
        <table:table-row table:style-name="Table8.1">
          <table:table-cell table:style-name="Table8.A1" office:value-type="string">
            <text:p text:style-name="P1">Fehlerklasse (Testergebnis)</text:p>
          </table:table-cell>
          <table:table-cell table:style-name="Table8.B3" office:value-type="string">
            <text:p text:style-name="P18">erfolgreich</text:p>
          </table:table-cell>
        </table:table-row>
        <table:table-row table:style-name="Table8.1">
          <table:table-cell table:style-name="Table8.A1" office:value-type="string">
            <text:p text:style-name="P1">Fehlerbeschreibung</text:p>
          </table:table-cell>
          <table:table-cell table:style-name="Table8.B4" office:value-type="string">
            <text:p text:style-name="P1">-</text:p>
          </table:table-cell>
        </table:table-row>
      </table:table>
      <text:p text:style-name="Text_5f_CDB"/>
      <text:list xml:id="list142255704714809" text:continue-numbering="true" text:style-name="WWNum31">
        <text:list-item>
          <text:h text:style-name="P26" text:outline-level="1"><text:bookmark-start text:name="__RefHeading___Toc1734_95400903"/><text:bookmark-start text:name="_Toc2246039151"/>Testfall<text:bookmark-end text:name="_Toc2246039151"/> <text:span text:style-name="T6">Szenario 2</text:span><text:bookmark-end text:name="__RefHeading___Toc1734_95400903"/></text:h>
        </text:list-item>
      </text:list>
      <text:p text:style-name="P6">Testen der Anforderungen. Die ID der jeweiligen Testfälle stimmen mit den Anforderungen in der Anforderungsspezifikation überein.</text:p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11">ID / Bezeichnung</text:p>
            </table:table-cell>
            <table:table-cell table:style-name="Table9.B1" office:value-type="string">
              <text:p text:style-name="P13">2</text:p>
            </table:table-cell>
            <table:table-cell table:style-name="Table9.C1" office:value-type="string">
              <text:p text:style-name="P9">Szenario <text:span text:style-name="T10">2</text:span></text:p>
            </table:table-cell>
          </table:table-row>
        </table:table-header-rows>
        <table:table-row table:style-name="Table9.1">
          <table:table-cell table:style-name="Table9.A1" office:value-type="string">
            <text:p text:style-name="P11">Beschreibung</text:p>
          </table:table-cell>
          <table:table-cell table:style-name="Table9.B2" table:number-columns-spanned="2" office:value-type="string">
            <text:p text:style-name="P9">Als Testfall wird das vom Auftraggeber zur Verfügung gestellte Szenario <text:span text:style-name="T9">2</text:span>, bei dem ein praxisbezogenes Anwendungsbeispiel erläutert ist, als Vorlage verwendet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11">Testvoraussetzung</text:p>
          </table:table-cell>
          <table:table-cell table:style-name="Table9.B3" table:number-columns-spanned="2" office:value-type="string">
            <text:p text:style-name="P9">Der Se<text:span text:style-name="T7">r</text:span>vice ist in Betrieb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11">Testschritte</text:p>
          </table:table-cell>
          <table:table-cell table:style-name="Table9.B4" table:number-columns-spanned="2" office:value-type="string">
            <text:list xml:id="list1403515128" text:style-name="L3">
              <text:list-item>
                <text:p text:style-name="P32">Es wird ein Webbrowser geöffnet und die URL tagg.org eingegeben</text:p>
              </text:list-item>
              <text:list-item>
                <text:p text:style-name="P52"><text:span text:style-name="T2">Ü</text:span><text:span text:style-name="T1">bersicht erhalten der gespeicherten Tags</text:span></text:p>
              </text:list-item>
              <text:list-item>
                <text:p text:style-name="P37">Übersicht erhalten der verfügbaren Bilder</text:p>
              </text:list-item>
              <text:list-item>
                <text:p text:style-name="P37">Markieren spezifischer Bilder mit blau/rosaroter Färbung durch „singleClick“ auf das ensprechende Thumbnail</text:p>
              </text:list-item>
              <text:list-item>
                <text:p text:style-name="P37">Erstellen des Tags „h+e“ durch Texeingabe und submit mit Enter</text:p>
              </text:list-item>
              <text:list-item>
                <text:p text:style-name="P37">Drücken des Buttons „+“ neben dem mit „h+e“ beschrifteten Tag</text:p>
              </text:list-item>
              <text:list-item>
                <text:p text:style-name="P37">Tagsuche aller getaggten Bilder durch Anklicken der Box vor dem Tag „h+e“</text:p>
              </text:list-item>
              <text:list-item>
                <text:p text:style-name="P37">Mit dem Zeiger über die einzelnen Thumbnails fahren</text:p>
              </text:list-item>
              <text:list-item>
                <text:p text:style-name="P39">Klick auf Schrift „Reset“ neben dem Titel „#TaggY"</text:p>
              </text:list-item>
              <text:list-item>
                <text:p text:style-name="P39">Suchen in der Textsuche nach „Azan“, submit durch Enter-Taste</text:p>
              </text:list-item>
              <text:list-item>
                <text:p text:style-name="P39">Markieren der Thumbnails durch „singleClick“</text:p>
              </text:list-item>
              <text:list-item>
                <text:p text:style-name="P39">Texteingabe „anzan“ in Textfeld „Tag create“, submit durch Einter-Taste</text:p>
              </text:list-item>
              <text:list-item>
                <text:p text:style-name="P39">Anklicken des Buttons „+“ neben dem Tag „azan“</text:p>
              </text:list-item>
            </text:list>
          </table:table-cell>
          <table:covered-table-cell/>
        </table:table-row>
        <table:table-row table:style-name="Table9.1">
          <table:table-cell table:style-name="Table9.A1" office:value-type="string">
            <text:p text:style-name="P11">Erwartetes Ergebnis</text:p>
          </table:table-cell>
          <table:table-cell table:style-name="Table9.B5" table:number-columns-spanned="2" office:value-type="string">
            <text:list xml:id="list1495459847" text:style-name="L4">
              <text:list-item>
                <text:p text:style-name="P33">Die Übersichtsseite mit den Thumbnails und der Tagliste erscheint – Seite „overview“</text:p>
              </text:list-item>
              <text:list-item>
                <text:p text:style-name="P53"><text:span text:style-name="T2">A</text:span><text:span text:style-name="T1">lle gespeicherten Tags sind bei jeder beliebigen Interaktion auf der rechten Seite in Form einer scrollbaren Liste ersichtlich</text:span></text:p>
              </text:list-item>
              <text:list-item>
                <text:p text:style-name="P38">Alle Thumbnails können durch den scrollbaren Container betrachtet werden</text:p>
              </text:list-item>
              <text:list-item>
                <text:p text:style-name="P38">Um das angekickte Thumbnail erscheint ein blauer Rand</text:p>
              </text:list-item>
              <text:list-item>
                <text:p text:style-name="P53"><text:span text:style-name="T1">Ein neues Tag erscheint in der Tagliste mit dem </text:span><text:soft-page-break/><text:span text:style-name="T1">Namen „h+e“</text:span></text:p>
              </text:list-item>
              <text:list-item>
                <text:p text:style-name="P38">Ein Pop-Up erscheint, dass die blau markierten Bilder zum Tag „h+e“ hinzugefügt wurden</text:p>
              </text:list-item>
              <text:list-item>
                <text:p text:style-name="P38">Nur die mit „h+e“ getaggten Bilder erscheinen in der Übersicht</text:p>
              </text:list-item>
              <text:list-item>
                <text:p text:style-name="P38">Anzeige der Description und Comment des jeweiligen Thumbnails</text:p>
              </text:list-item>
              <text:list-item>
                <text:p text:style-name="P40">Löschen der Texteingabe und der Tagssuche, es sollen wieder alleThumbnails ersichtlich sein</text:p>
              </text:list-item>
              <text:list-item>
                <text:p text:style-name="P40">Anzeigen der Thumbnails mit dem Text „Azan“ in Description oder Comment</text:p>
              </text:list-item>
              <text:list-item>
                <text:p text:style-name="P40">Alle angeklickten Thumbnails werden mit einem blauen Rand versehen</text:p>
              </text:list-item>
              <text:list-item>
                <text:p text:style-name="P40">Ein neues Tag mit dem Namen „azan“ erscheint in der Tagliste</text:p>
              </text:list-item>
              <text:list-item>
                <text:p text:style-name="P54"><text:span text:style-name="T1">Ein Pop-Up erscheint, dass die blau markierten Bilder zum Tag „</text:span><text:span text:style-name="T3">azan</text:span><text:span text:style-name="T1">“ hinzugefügt wurden</text:span></text:p>
              </text:list-item>
            </text:list>
          </table:table-cell>
          <table:covered-table-cell/>
        </table:table-row>
      </table:table>
      <text:p text:style-name="P3"/>
      <text:list xml:id="list142255186021300" text:continue-list="list142255704714809" text:style-name="WWNum31">
        <text:list-item>
          <text:h text:style-name="P23" text:outline-level="1"><text:bookmark-start text:name="__RefHeading___Toc1736_95400903"/><text:bookmark-start text:name="_Toc2246039161"/>Testdurchführung und Testergebnis<text:bookmark-end text:name="_Toc2246039161"/> <text:span text:style-name="T11">Szenario 2</text:span><text:bookmark-end text:name="__RefHeading___Toc1736_95400903"/></text:h>
        </text:list-item>
      </text:list>
      <text:p text:style-name="P3"/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P11">Tester</text:p>
            </table:table-cell>
            <table:table-cell table:style-name="Table10.B1" office:value-type="string">
              <text:p text:style-name="P18">Oezden Tastan</text:p>
            </table:table-cell>
          </table:table-row>
        </table:table-header-rows>
        <table:table-row table:style-name="Table10.1">
          <table:table-cell table:style-name="Table10.A1" office:value-type="string">
            <text:p text:style-name="P11">Datum Testdurchführung</text:p>
          </table:table-cell>
          <table:table-cell table:style-name="Table10.B2" office:value-type="string">
            <text:p text:style-name="P18">09.04.18</text:p>
          </table:table-cell>
        </table:table-row>
        <table:table-row table:style-name="Table10.1">
          <table:table-cell table:style-name="Table10.A1" office:value-type="string">
            <text:p text:style-name="P11">Fehlerklasse (Testergebnis)</text:p>
          </table:table-cell>
          <table:table-cell table:style-name="Table10.B3" office:value-type="string">
            <text:p text:style-name="P18">erfolgreich</text:p>
          </table:table-cell>
        </table:table-row>
        <table:table-row table:style-name="Table10.1">
          <table:table-cell table:style-name="Table10.A1" office:value-type="string">
            <text:p text:style-name="P11">Fehlerbeschreibung</text:p>
          </table:table-cell>
          <table:table-cell table:style-name="Table10.B4" office:value-type="string">
            <text:p text:style-name="P15">-</text:p>
          </table:table-cell>
        </table:table-row>
      </table:table>
      <text:p text:style-name="P19"/>
      <text:list xml:id="list142254511892708" text:continue-numbering="true" text:style-name="WWNum31">
        <text:list-item>
          <text:h text:style-name="P27" text:outline-level="1"><text:bookmark-start text:name="__RefHeading___Toc1777_95400903"/><text:bookmark-start text:name="_Toc22460391511"/>Testfall<text:bookmark-end text:name="_Toc22460391511"/> <text:span text:style-name="T6">Szenario 3</text:span><text:bookmark-end text:name="__RefHeading___Toc1777_95400903"/></text:h>
        </text:list-item>
      </text:list>
      <text:p text:style-name="P7">Testen der Anforderungen. Die ID der jeweiligen Testfälle stimmen mit den Anforderungen in der Anforderungsspezifikation überein.</text:p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16">ID / Bezeichnung</text:p>
            </table:table-cell>
            <table:table-cell table:style-name="Table6.B1" office:value-type="string">
              <text:p text:style-name="P14">3</text:p>
            </table:table-cell>
            <table:table-cell table:style-name="Table6.C1" office:value-type="string">
              <text:p text:style-name="P10">Szenario <text:span text:style-name="T12">3</text:span>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16">Beschreibung</text:p>
          </table:table-cell>
          <table:table-cell table:style-name="Table6.B2" table:number-columns-spanned="2" office:value-type="string">
            <text:p text:style-name="P17">Testfall zur Überprüfung der Textsuche mehrer Suchanfragen sowie Kombination mit multipler Tagsuche und Taggen im „fullScreen“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6">Testvoraussetzung</text:p>
          </table:table-cell>
          <table:table-cell table:style-name="Table6.B3" table:number-columns-spanned="2" office:value-type="string">
            <text:p text:style-name="P10">Der Se<text:span text:style-name="T7">r</text:span>vice ist in Betrieb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6">Testschritte</text:p>
          </table:table-cell>
          <table:table-cell table:style-name="Table6.B4" table:number-columns-spanned="2" office:value-type="string">
            <text:list xml:id="list923774206" text:style-name="L5">
              <text:list-item>
                <text:p text:style-name="P41">Eingeben in Textsuche nach „hu<text:span text:style-name="T17">M</text:span>an“ </text:p>
              </text:list-item>
              <text:list-item>
                <text:p text:style-name="P41">Markieren 5 zufäll<text:span text:style-name="T13">iger</text:span> Thumbnails durch „singleClick“</text:p>
              </text:list-item>
              <text:list-item>
                <text:p text:style-name="P41">In Textfeld „Tag create“ Eingabe von <text:s/>„mensch“ , submit durch Enter-Taste</text:p>
              </text:list-item>
              <text:list-item>
                <text:p text:style-name="P41">Betätigung des „+“-Buttons beim Tag „mensch“</text:p>
              </text:list-item>
              <text:list-item>
                <text:p text:style-name="P43">Betätigung von Reset neben dem „TaggY“ Titel</text:p>
              </text:list-item>
              <text:list-item>
                <text:p text:style-name="P43">Wiederholung von Schritt 1 <text:span text:style-name="T14">bis 5 mit dem Tag „h“</text:span></text:p>
              </text:list-item>
              <text:list-item>
                <text:p text:style-name="P44">Anklicken des Vierecks beim Tag „mensch“ für die Tagsuche</text:p>
              </text:list-item>
              <text:list-item>
                <text:p text:style-name="P44">Doppelklick auf eines der Thumbnails </text:p>
              </text:list-item>
              <text:list-item>
                <text:p text:style-name="P44">Anklicken von dem „+“Button beim Tag „h“</text:p>
              </text:list-item>
              <text:list-item>
                <text:p text:style-name="P44">Anklicken der „overview“-Schrift neben dem „TaggY“ Logo</text:p>
              </text:list-item>
              <text:list-item>
                <text:p text:style-name="P46">Wiederholung des Schritts 5 und anschliessend Schritt 1</text:p>
              </text:list-item>
              <text:list-item>
                <text:p text:style-name="P44">Radiobutton anklicken auf „or“ <text:span text:style-name="T15">(falls nicht schon angewählt)</text:span></text:p>
              </text:list-item>
              <text:list-item>
                <text:p text:style-name="P44">Viereck anwäh<text:span text:style-name="T15">len</text:span> beim Tag „<text:span text:style-name="T15">mensch</text:span>“</text:p>
              </text:list-item>
              <text:list-item>
                <text:p text:style-name="P46">Viereck anwählen beim Tag „h“</text:p>
              </text:list-item>
              <text:list-item>
                <text:p text:style-name="P46">Radiobutton anklicken auf „and“</text:p>
              </text:list-item>
              <text:list-item>
                <text:p text:style-name="P46">Texteingabe von „<text:span text:style-name="T16">taggy</text:span>“, submit mit Enter-Taste</text:p>
              </text:list-item>
            </text:list>
          </table:table-cell>
          <table:covered-table-cell/>
        </table:table-row>
        <table:table-row table:style-name="Table6.1">
          <table:table-cell table:style-name="Table6.A1" office:value-type="string">
            <text:p text:style-name="P16">Erwartetes Ergebnis</text:p>
          </table:table-cell>
          <table:table-cell table:style-name="Table6.B5" table:number-columns-spanned="2" office:value-type="string">
            <text:list xml:id="list2228218992" text:style-name="L6">
              <text:list-item>
                <text:p text:style-name="P55"><text:span text:style-name="T1">Es werden alle Thumbnails, </text:span><text:span text:style-name="T4">die in </text:span><text:span text:style-name="T1">der Description „</text:span><text:span text:style-name="T4">human“</text:span><text:span text:style-name="T1"> </text:span><text:span text:style-name="T4">enthalten, </text:span><text:span text:style-name="T1">angezeigt</text:span></text:p>
              </text:list-item>
              <text:list-item>
                <text:p text:style-name="P42">Um die 5 Thumbnails erscheint ein blauer Rand</text:p>
              </text:list-item>
              <text:list-item>
                <text:p text:style-name="P42">Ein neuer Tag mit dem Namen „mensch“ erscheint in der Tagliste</text:p>
              </text:list-item>
              <text:list-item>
                <text:p text:style-name="P42">Ein Pop-Up erscheint, dass die selektierten Bilder mit dem Tag „mensch“ getagged wurden</text:p>
              </text:list-item>
              <text:list-item>
                <text:p text:style-name="P56"><text:span text:style-name="T1">Die Seite „overview“ wird neu geladen und die das Textfeld und die blaue Umrandung um die </text:span><text:soft-page-break/><text:span text:style-name="T1">markierten Thum</text:span><text:span text:style-name="T4">b</text:span><text:span text:style-name="T1">nails verschwindet → Es sollen wieder alle </text:span><text:span text:style-name="T4">Thumbnails ersichtlich sein</text:span></text:p>
              </text:list-item>
              <text:list-item>
                <text:p text:style-name="P48">Siehe Punkte 1-5 mit dem Tag „h“</text:p>
              </text:list-item>
              <text:list-item>
                <text:p text:style-name="P45">Nur die bei Punkt 2 markierten Thumnails erscheinen</text:p>
              </text:list-item>
              <text:list-item>
                <text:p text:style-name="P45">Die Seite „fullScreen“ erscheint mit dem entsprechenden Description und Comment und der Image Tagliste und der Grossansicht des zuvor angeklickten Thumbnails, In der ImageTagliste soll der Tag „mensch“ ersichtlich sein</text:p>
              </text:list-item>
              <text:list-item>
                <text:p text:style-name="P45">Der Tag „h“ soll zusätzlich in der ImageTagliste erscheinen, auch soll ein Pop-Up mit der Meldung: „Displayed Image has been tagged with „h“ </text:p>
              </text:list-item>
              <text:list-item>
                <text:p text:style-name="P45">Die „overview“-Seite öffnet mit der zuvor bei Punkt 7 markierten Tagsuche „mensch“</text:p>
              </text:list-item>
              <text:list-item>
                <text:p text:style-name="P47">Siehe Punkt 5 und anschliessend Punkt 1</text:p>
              </text:list-item>
              <text:list-item>
                <text:p text:style-name="P45">-</text:p>
              </text:list-item>
              <text:list-item>
                <text:p text:style-name="P57"><text:span text:style-name="T1">Es erscheinen </text:span><text:span text:style-name="T5">die 5 getaggten Thumbnails</text:span></text:p>
              </text:list-item>
              <text:list-item>
                <text:p text:style-name="P58"><text:span text:style-name="T5">E</text:span><text:span text:style-name="T1">s erscheinen die 10 getaggten Thumbnails</text:span></text:p>
              </text:list-item>
              <text:list-item>
                <text:p text:style-name="P47">Es erscheint nur ein Thumbnail mit den gespeicherten Tags „mensch“ und „h“</text:p>
              </text:list-item>
              <text:list-item>
                <text:p text:style-name="P47">Es sollen keine Thumbnails erscheinen</text:p>
              </text:list-item>
            </text:list>
          </table:table-cell>
          <table:covered-table-cell/>
        </table:table-row>
      </table:table>
      <text:p text:style-name="P4"/>
      <text:list xml:id="list142255415634392" text:continue-list="list142254511892708" text:style-name="WWNum31">
        <text:list-item>
          <text:h text:style-name="P24" text:outline-level="1"><text:bookmark-start text:name="_Toc22460391611"/><text:bookmark-start text:name="__RefHeading___Toc1736_954009031"/>Testdurchführung und Testergebnis<text:bookmark-end text:name="_Toc22460391611"/> <text:span text:style-name="T11">Szenario 3</text:span><text:bookmark-end text:name="__RefHeading___Toc1736_954009031"/></text:h>
        </text:list-item>
      </text:list>
      <text:p text:style-name="P4"/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16">Tester</text:p>
            </table:table-cell>
            <table:table-cell table:style-name="Table11.B1" office:value-type="string">
              <text:p text:style-name="P18">Oezden Tastan</text:p>
            </table:table-cell>
          </table:table-row>
        </table:table-header-rows>
        <table:table-row table:style-name="Table11.1">
          <table:table-cell table:style-name="Table11.A1" office:value-type="string">
            <text:p text:style-name="P16">Datum Testdurchführung</text:p>
          </table:table-cell>
          <table:table-cell table:style-name="Table11.B2" office:value-type="string">
            <text:p text:style-name="P18">09.04.18</text:p>
          </table:table-cell>
        </table:table-row>
        <table:table-row table:style-name="Table11.1">
          <table:table-cell table:style-name="Table11.A1" office:value-type="string">
            <text:p text:style-name="P16">Fehlerklasse (Testergebnis)</text:p>
          </table:table-cell>
          <table:table-cell table:style-name="Table11.B3" office:value-type="string">
            <text:p text:style-name="P18">erfolgreich</text:p>
          </table:table-cell>
        </table:table-row>
        <table:table-row table:style-name="Table11.1">
          <table:table-cell table:style-name="Table11.A1" office:value-type="string">
            <text:p text:style-name="P16">Fehlerbeschreibung</text:p>
          </table:table-cell>
          <table:table-cell table:style-name="Table11.B4" office:value-type="string">
            <text:p text:style-name="P18">Beobachtung: Bildreihenfolge ändert sich, wenn nach mehreren Tags gesucht wird die in beider Query vorkommen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1pt" fo:language="de" fo:country="CH" style:letter-kerning="fals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807in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Zweittrakt" style:default-outline-level="" style:class="text">
      <style:paragraph-properties fo:margin-top="0in" fo:margin-bottom="0.0835in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0835in" fo:margin-bottom="0.0835in" loext:contextual-spacing="false" fo:line-height="120%" fo:keep-with-next="always">
        <style:tab-stops>
          <style:tab-stop style:position="0.5902in"/>
        </style:tab-stops>
      </style:paragraph-properties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default-outline-level="2" style:class="text">
      <style:text-properties fo:font-size="14pt" style:letter-kerning="false" style:font-size-asian="14pt" style:language-asian="de" style:country-asian="DE" style:font-size-complex="14pt" style:font-weight-complex="normal"/>
    </style:style>
    <style:style style:name="Heading_20_3" style:display-name="Heading 3" style:family="paragraph" style:parent-style-name="Heading_20_1" style:default-outline-level="3" style:class="text">
      <style:text-properties fo:font-size="12pt" style:letter-kerning="false" style:font-size-asian="12pt" style:language-asian="de" style:country-asian="DE" style:font-size-complex="12pt" style:font-weight-complex="normal"/>
    </style:style>
    <style:style style:name="Heading_20_4" style:display-name="Heading 4" style:family="paragraph" style:parent-style-name="Heading_20_1" style:default-outline-level="4" style:list-style-name="" style:class="text">
      <style:text-properties fo:font-size="11pt" style:letter-kerning="false" style:font-size-asian="11pt" style:language-asian="de" style:country-asian="DE" style:font-size-complex="11pt" style:font-weight-complex="normal"/>
    </style:style>
    <style:style style:name="Heading_20_5" style:display-name="Heading 5" style:family="paragraph" style:parent-style-name="Heading_20_1" style:default-outline-level="5" style:class="text">
      <style:paragraph-properties fo:margin-top="0.1665in" fo:margin-bottom="0.0835in" loext:contextual-spacing="false">
        <style:tab-stops/>
      </style:paragraph-properties>
      <style:text-properties fo:font-size="11pt" style:letter-kerning="false" style:font-size-asian="11pt" style:language-asian="de" style:country-asian="DE" style:font-size-complex="11pt" style:font-style-complex="italic" style:font-weight-complex="normal"/>
    </style:style>
    <style:style style:name="Heading_20_6" style:display-name="Heading 6" style:family="paragraph" style:parent-style-name="Heading_20_1" style:default-outline-level="6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Heading_20_7" style:display-name="Heading 7" style:family="paragraph" style:parent-style-name="Heading_20_1" style:default-outline-level="7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/>
    </style:style>
    <style:style style:name="Heading_20_8" style:display-name="Heading 8" style:family="paragraph" style:parent-style-name="Heading_20_1" style:default-outline-level="8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 style:font-style-complex="italic"/>
    </style:style>
    <style:style style:name="Heading_20_9" style:display-name="Heading 9" style:family="paragraph" style:parent-style-name="Heading_20_1" style:default-outline-level="9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/>
    </style:style>
    <style:style style:name="Header" style:family="paragraph" style:parent-style-name="Standard" style:default-outline-level="" style:class="extra">
      <style:paragraph-properties fo:line-height="0.139in" fo:hyphenation-ladder-count="no-limit"/>
      <style:text-properties fo:font-size="7.5pt" style:font-size-asian="7.5pt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0.139in" fo:hyphenation-ladder-count="no-limit"/>
      <style:text-properties fo:font-size="7.5pt" style:font-size-asian="7.5pt" style:font-size-complex="7.5pt" fo:hyphenate="false" fo:hyphenation-remain-char-count="2" fo:hyphenation-push-char-count="2"/>
    </style:style>
    <style:style style:name="z_5f_CDB_5f_Logo" style:display-name="z_CDB_Logo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7.5pt" style:font-size-asian="7.5pt"/>
    </style:style>
    <style:style style:name="Title" style:family="paragraph" style:parent-style-name="Standard" style:default-outline-level="" style:class="chapter">
      <style:paragraph-properties fo:margin-top="0in" fo:margin-bottom="0.25in" loext:contextual-spacing="false" fo:line-height="0.3335in"/>
      <style:text-properties fo:font-size="21pt" fo:font-weight="bold" style:letter-kerning="true" style:font-size-asian="21pt" style:language-asian="de" style:country-asian="DE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z_5f_CDB_5f_Pfadname" style:display-name="z_CDB_Pfadname" style:family="paragraph" style:default-outline-level="">
      <style:paragraph-properties fo:line-height="0.111in" fo:text-align="start" style:justify-single-word="false" fo:orphans="2" fo:widows="2" style:writing-mode="lr-tb"/>
      <style:text-properties style:font-name="Arial" fo:font-family="Arial" style:font-family-generic="roman" style:font-pitch="variable" fo:font-size="6pt" style:font-size-asian="6pt" style:font-size-complex="6pt"/>
    </style:style>
    <style:style style:name="z_5f_CDB_5f_Seite" style:display-name="z_CDB_Seite" style:family="paragraph" style:parent-style-name="Standard" style:default-outline-level="">
      <style:paragraph-properties fo:line-height="0.139in" fo:text-align="end" style:justify-single-word="false" fo:hyphenation-ladder-count="no-limit"/>
      <style:text-properties fo:font-size="7pt" style:font-size-asian="7pt" style:font-size-complex="7pt" fo:hyphenate="false" fo:hyphenation-remain-char-count="2" fo:hyphenation-push-char-count="2"/>
    </style:style>
    <style:style style:name="z_5f_CDB_5f_Platzhalter" style:display-name="z_CDB_Platzhalter" style:family="paragraph" style:parent-style-name="Standard" style:default-outline-level="">
      <style:paragraph-properties fo:line-height="100%"/>
      <style:text-properties fo:font-size="1pt" style:font-size-asian="1pt" style:font-size-complex="1pt"/>
    </style:style>
    <style:style style:name="Subtitle" style:family="paragraph" style:parent-style-name="Title" style:default-outline-level="" style:class="chapter">
      <style:paragraph-properties fo:margin-top="0in" fo:margin-bottom="0.3335in" loext:contextual-spacing="false"/>
      <style:text-properties fo:font-weight="normal" style:font-weight-asian="normal" style:font-size-complex="12pt"/>
    </style:style>
    <style:style style:name="z_5f_CDB_5f_Form_5f_Feld" style:display-name="z_CDB_Form_Feld" style:family="paragraph" style:parent-style-name="Standard" style:default-outline-level="">
      <style:text-properties fo:font-size="7.5pt" style:font-size-asian="7.5pt"/>
    </style:style>
    <style:style style:name="Form_5f_Info_5f_CDB" style:display-name="Form_Info_CDB" style:family="paragraph" style:parent-style-name="Standard" style:default-outline-level=""/>
    <style:style style:name="z_5f_CDB_5f_KopfDept" style:display-name="z_CDB_KopfDept" style:family="paragraph" style:parent-style-name="Standard" style:default-outline-level="">
      <style:paragraph-properties fo:margin-top="0in" fo:margin-bottom="0.0693in" loext:contextual-spacing="false" fo:line-height="0.139in" fo:hyphenation-ladder-count="no-limit"/>
      <style:text-properties fo:font-size="7.5pt" style:font-size-asian="7.5pt" fo:hyphenate="false" fo:hyphenation-remain-char-count="2" fo:hyphenation-push-char-count="2"/>
    </style:style>
    <style:style style:name="z_5f_CDB_5f_KopfFett" style:display-name="z_CDB_KopfFett" style:family="paragraph" style:parent-style-name="Standard" style:default-outline-level="">
      <style:paragraph-properties fo:line-height="0.139in" fo:hyphenation-ladder-count="no-limit"/>
      <style:text-properties fo:font-size="7.5pt" fo:font-weight="bold" style:font-size-asian="7.5pt" style:font-weight-asian="bold" fo:hyphenate="false" fo:hyphenation-remain-char-count="2" fo:hyphenation-push-char-count="2"/>
    </style:style>
    <style:style style:name="z_5f_CDB_5f_Linie1" style:display-name="z_CDB_Linie1" style:family="paragraph" style:parent-style-name="Standard" style:default-outline-level="">
      <style:paragraph-properties fo:margin-left="0.0193in" fo:margin-right="0.0193in" fo:margin-top="0.1874in" fo:margin-bottom="0in" loext:contextual-spacing="false" fo:line-height="0.111in" fo:text-indent="0in" style:auto-text-indent="false" fo:padding-left="0in" fo:padding-right="0in" fo:padding-top="0.0138in" fo:padding-bottom="0in" fo:border-left="none" fo:border-right="none" fo:border-top="0.51pt solid #00000a" fo:border-bottom="none"/>
    </style:style>
    <style:style style:name="z_5f_CDB_5f_Linie2" style:display-name="z_CDB_Linie2" style:family="paragraph" style:parent-style-name="Standard" style:default-outline-level="">
      <style:paragraph-properties fo:margin-top="0.0626in" fo:margin-bottom="0.2362in" loext:contextual-spacing="false" fo:padding-left="0in" fo:padding-right="0in" fo:padding-top="0in" fo:padding-bottom="0.0138in" fo:border-left="none" fo:border-right="none" fo:border-top="none" fo:border-bottom="0.51pt solid #00000a"/>
    </style:style>
    <style:style style:name="z_5f_CDB_5f_Hierarchie" style:display-name="z_CDB_Hierarchie" style:family="paragraph" style:parent-style-name="Header" style:default-outline-level=""/>
    <style:style style:name="z_5f_CDB_5f_Ref_5f_Klassifizierungsvermerk" style:display-name="z_CDB_Ref_Klassifizierungsvermerk" style:family="paragraph" style:parent-style-name="Standard" style:default-outline-level="">
      <style:paragraph-properties fo:line-height="0.139in"/>
      <style:text-properties fo:font-size="7.5pt" fo:font-weight="bold" style:font-size-asian="7.5pt" style:font-weight-asian="bold"/>
    </style:style>
    <style:style style:name="z_5f_CDB_5f_Ref" style:display-name="z_CDB_Ref" style:family="paragraph" style:parent-style-name="Standard" style:default-outline-level="">
      <style:paragraph-properties fo:line-height="0.139in"/>
      <style:text-properties fo:font-size="7.5pt" style:font-size-asian="7.5pt" style:font-weight-complex="bold"/>
    </style:style>
    <style:style style:name="z_5f_CDB_5f_Ort_5f_Datum" style:display-name="z_CDB_Ort_Datum" style:family="paragraph" style:parent-style-name="z_5f_CDB_5f_Ref" style:default-outline-level="">
      <style:text-properties fo:font-weight="bold" style:font-weight-asian="bold" style:font-weight-complex="normal"/>
    </style:style>
    <style:style style:name="z_5f_CDB_5f_Ref_5f_Protokoll" style:display-name="z_CDB_Ref_Protokoll" style:family="paragraph" style:parent-style-name="Standard" style:default-outline-level="">
      <style:paragraph-properties fo:margin-top="0in" fo:margin-bottom="0.1807in" loext:contextual-spacing="false"/>
      <style:text-properties fo:font-size="7.5pt" style:font-size-asian="7.5pt"/>
    </style:style>
    <style:style style:name="_5f_a_5f_Trakt_5f_Num1_5f_EFD" style:display-name="_a_Trakt_Num1_EFD" style:family="paragraph" style:parent-style-name="Heading_20_1" style:default-outline-level="" style:list-style-name="">
      <style:paragraph-properties fo:margin-left="0.3in" fo:margin-right="0in" fo:margin-top="0.0555in" fo:margin-bottom="0.0555in" loext:contextual-spacing="false" fo:text-indent="0in" style:auto-text-indent="false" fo:keep-with-next="auto"/>
      <style:text-properties fo:font-size="11pt" style:font-size-asian="11pt"/>
    </style:style>
    <style:style style:name="Text_5f_CDB" style:display-name="Text_CDB" style:family="paragraph" style:parent-style-name="Standard" style:default-outline-level="">
      <style:paragraph-properties fo:margin-top="0in" fo:margin-bottom="0.0835in" loext:contextual-spacing="false" fo:line-height="110%"/>
      <style:text-properties fo:language="en" fo:country="US" style:language-asian="de" style:country-asian="DE" style:font-size-complex="11pt"/>
    </style:style>
    <style:style style:name="_5f_a_5f_Trakt_5f_Num2_5f_EFD" style:display-name="_a_Trakt_Num2_EFD" style:family="paragraph" style:parent-style-name="_5f_a_5f_Trakt_5f_Num1_5f_EFD" style:default-outline-level="2">
      <style:paragraph-properties fo:margin-left="0in" fo:margin-right="0in" fo:text-indent="0in" style:auto-text-indent="false"/>
      <style:text-properties fo:font-weight="normal" style:font-weight-asian="normal"/>
    </style:style>
    <style:style style:name="_5f_a_5f_Trakt_5f_Num3_5f_EFD" style:display-name="_a_Trakt_Num3_EFD" style:family="paragraph" style:parent-style-name="_5f_a_5f_Trakt_5f_Num1_5f_EFD" style:default-outline-level="3">
      <style:paragraph-properties fo:margin-left="0in" fo:margin-right="0in" fo:text-indent="0in" style:auto-text-indent="false"/>
      <style:text-properties fo:language="de" fo:country="DE" fo:font-weight="normal" style:font-weight-asian="normal"/>
    </style:style>
    <style:style style:name="_5f_a_5f_Trakt_5f_Num4_5f_EFD" style:display-name="_a_Trakt_Num4_EFD" style:family="paragraph" style:parent-style-name="_5f_a_5f_Trakt_5f_Num1_5f_EFD" style:default-outline-level="4">
      <style:paragraph-properties fo:margin-left="0in" fo:margin-right="0in" fo:text-indent="0in" style:auto-text-indent="false">
        <style:tab-stops>
          <style:tab-stop style:position="0.639in"/>
        </style:tab-stops>
      </style:paragraph-properties>
      <style:text-properties fo:font-weight="normal" style:font-weight-asian="normal"/>
    </style:style>
    <style:style style:name="_5f_b_5f_Trakt1_5f_EFD" style:display-name="_b_Trakt1_EFD" style:family="paragraph" style:parent-style-name="Heading_20_1" style:default-outline-level="" style:list-style-name="">
      <style:paragraph-properties fo:margin-top="0.0555in" fo:margin-bottom="0.0555in" loext:contextual-spacing="false" fo:keep-with-next="auto"/>
      <style:text-properties fo:font-size="11pt" style:font-size-asian="11pt" style:language-asian="de" style:country-asian="DE" style:font-size-complex="12pt"/>
    </style:style>
    <style:style style:name="_5f_b_5f_Trakt2_5f_EFD" style:display-name="_b_Trakt2_EFD" style:family="paragraph" style:parent-style-name="_5f_b_5f_Trakt1_5f_EFD" style:default-outline-level="2">
      <style:text-properties fo:font-weight="normal" style:language-asian="de" style:country-asian="CH" style:font-weight-asian="normal" style:font-size-complex="10pt"/>
    </style:style>
    <style:style style:name="_5f_b_5f_Trakt3_5f_EFD" style:display-name="_b_Trakt3_EFD" style:family="paragraph" style:parent-style-name="_5f_b_5f_Trakt1_5f_EFD" style:default-outline-level="3">
      <style:paragraph-properties fo:margin-left="0.1972in" fo:margin-right="0in" fo:text-indent="0in" style:auto-text-indent="false"/>
      <style:text-properties fo:font-weight="normal" style:language-asian="de" style:country-asian="CH" style:font-weight-asian="normal" style:font-size-complex="10pt" style:font-weight-complex="normal"/>
    </style:style>
    <style:style style:name="Z_5f_Form_5f_Feld_5f_CDB" style:display-name="Z_Form_Feld_CDB" style:family="paragraph" style:parent-style-name="Standard" style:default-outline-level="">
      <style:text-properties fo:font-size="7.5pt" style:font-size-asian="7.5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.2953in" fo:margin-right="0in" fo:margin-top="0.0835in" fo:margin-bottom="0in" loext:contextual-spacing="false" fo:line-height="100%" fo:text-indent="-0.2953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Tabellentext_5f_CDB" style:display-name="Tabellentext_CDB" style:family="paragraph" style:parent-style-name="Standard" style:default-outline-level="">
      <style:paragraph-properties fo:margin-top="0.028in" fo:margin-bottom="0.0555in" loext:contextual-spacing="false"/>
      <style:text-properties fo:font-size="10pt" style:font-size-asian="10pt" style:language-asian="de" style:country-asian="DE" style:font-size-complex="8pt"/>
    </style:style>
    <style:style style:name="caption" style:family="paragraph" style:parent-style-name="Standard" style:default-outline-level="">
      <style:paragraph-properties fo:margin-top="0.0835in" fo:margin-bottom="0.0835in" loext:contextual-spacing="false"/>
      <style:text-properties fo:font-size="9pt" style:font-size-asian="9pt" style:font-size-complex="9pt" style:font-weight-complex="bold"/>
    </style:style>
    <style:style style:name="footnote_20_text" style:display-name="footnote text" style:family="paragraph" style:parent-style-name="Standard" style:default-outline-level="">
      <style:text-properties fo:font-size="9pt" style:font-size-asian="9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8862in" fo:margin-right="0in" fo:margin-top="0.0555in" fo:margin-bottom="0in" loext:contextual-spacing="false" fo:line-height="100%" fo:text-indent="-0.5909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862in" fo:margin-right="0in" fo:line-height="100%" fo:text-indent="-0.5909in" style:auto-text-indent="false">
        <style:tab-stops>
          <style:tab-stop style:position="0.8862in"/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8862in" fo:margin-right="0in" fo:line-height="100%" fo:text-indent="-0.5909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Einzug_20_1_5f_CDB" style:display-name="Einzug 1_CDB" style:family="paragraph" style:parent-style-name="Standard" style:default-outline-level="">
      <style:paragraph-properties fo:margin-left="0.1972in" fo:margin-right="0in" fo:margin-top="0in" fo:margin-bottom="0.0835in" loext:contextual-spacing="false" fo:text-indent="0in" style:auto-text-indent="false">
        <style:tab-stops>
          <style:tab-stop style:position="0.1972in"/>
        </style:tab-stops>
      </style:paragraph-properties>
      <style:text-properties style:language-asian="de" style:country-asian="DE" style:font-size-complex="11pt"/>
    </style:style>
    <style:style style:name="Einzug_20_2_5f_CDB" style:display-name="Einzug 2_CDB" style:family="paragraph" style:parent-style-name="Standard" style:default-outline-level="">
      <style:paragraph-properties fo:margin-left="0.3937in" fo:margin-right="0in" fo:margin-top="0in" fo:margin-bottom="0.0835in" loext:contextual-spacing="false" fo:text-indent="0in" style:auto-text-indent="false">
        <style:tab-stops>
          <style:tab-stop style:position="0.3937in"/>
        </style:tab-stops>
      </style:paragraph-properties>
      <style:text-properties style:language-asian="de" style:country-asian="DE" style:font-size-complex="11pt"/>
    </style:style>
    <style:style style:name="Einzug_20_3_5f_CDB" style:display-name="Einzug 3_CDB" style:family="paragraph" style:parent-style-name="Standard" style:default-outline-level="">
      <style:paragraph-properties fo:margin-left="0.5909in" fo:margin-right="0in" fo:margin-top="0in" fo:margin-bottom="0.0835in" loext:contextual-spacing="false" fo:text-indent="0in" style:auto-text-indent="false">
        <style:tab-stops>
          <style:tab-stop style:position="0.5909in"/>
        </style:tab-stops>
      </style:paragraph-properties>
      <style:text-properties style:language-asian="de" style:country-asian="DE" style:font-size-complex="11pt"/>
    </style:style>
    <style:style style:name="Aufzählung_20_1_5f_CDB" style:display-name="Aufzählung 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2_5f_CDB" style:display-name="Aufzählung 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3_5f_CDB" style:display-name="Aufzählung 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1_5f_CDB" style:display-name="Aufzählung a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2_5f_CDB" style:display-name="Aufzählung a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3_5f_CDB" style:display-name="Aufzählung a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1_5f_CDB" style:display-name="Aufzählung Numm 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2_5f_CDB" style:display-name="Aufzählung Numm 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3_5f_CDB" style:display-name="Aufzählung Numm 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CDB_5f_Hierarchie" style:display-name="CDB_Hierarchie" style:family="paragraph" style:parent-style-name="Header" style:default-outline-level=""/>
    <style:style style:name="Zweittrakt" style:family="paragraph" style:parent-style-name="Standard" style:default-outline-level=""/>
    <style:style style:name="Abstand_20_12_20_pt_5f_CDB" style:display-name="Abstand 12 pt_CDB" style:family="paragraph" style:default-outline-level="">
      <style:paragraph-properties fo:margin-top="0.1665in" fo:margin-bottom="0in" loext:contextual-spacing="false" fo:line-height="0.0138in" fo:text-align="start" style:justify-single-word="false" fo:orphans="2" fo:widows="2" style:writing-mode="lr-tb"/>
      <style:text-properties fo:color="#0033cc" style:font-name="Arial" fo:font-family="Arial" style:font-family-generic="roman" style:font-pitch="variable" fo:font-size="12pt" fo:font-weight="bold" style:font-size-asian="12pt" style:language-asian="de" style:country-asian="DE" style:font-weight-asian="bold" style:font-size-complex="11pt"/>
    </style:style>
    <style:style style:name="Abstand_20_18_20_pt_5f_CDB" style:display-name="Abstand 18 pt_CDB" style:family="paragraph" style:default-outline-level="">
      <style:paragraph-properties fo:margin-top="0.25in" fo:margin-bottom="0in" loext:contextual-spacing="false" fo:line-height="0.0138in" fo:text-align="start" style:justify-single-word="false" fo:orphans="2" fo:widows="2" style:punctuation-wrap="hanging" style:vertical-align="baseline" style:writing-mode="lr-tb"/>
      <style:text-properties fo:color="#000099" style:font-name="Arial" fo:font-family="Arial" style:font-family-generic="roman" style:font-pitch="variable" fo:font-size="18pt" fo:font-weight="bold" style:font-size-asian="18pt" style:language-asian="de" style:country-asian="DE" style:font-weight-asian="bold"/>
    </style:style>
    <style:style style:name="Abstand_20_6_20_pt_5f_CDB" style:display-name="Abstand 6 pt_CDB" style:family="paragraph" style:default-outline-level="">
      <style:paragraph-properties fo:margin-top="0.0835in" fo:margin-bottom="0in" loext:contextual-spacing="false" fo:line-height="0.0138in" fo:text-align="start" style:justify-single-word="false" fo:orphans="2" fo:widows="2" style:writing-mode="lr-tb"/>
      <style:text-properties fo:color="#0066ff" style:font-name="Arial" fo:font-family="Arial" style:font-family-generic="roman" style:font-pitch="variable" fo:font-size="8pt" fo:font-weight="bold" style:font-size-asian="8pt" style:language-asian="de" style:country-asian="DE" style:font-weight-asian="bold"/>
    </style:style>
    <style:style style:name="Inhaltsverzeichnis_5f_CDB" style:display-name="Inhaltsverzeichnis_CDB" style:family="paragraph" style:parent-style-name="Standard" style:default-outline-level="">
      <style:paragraph-properties fo:margin-top="0.5in" fo:margin-bottom="0.1665in" loext:contextual-spacing="false"/>
      <style:text-properties fo:font-size="18pt" fo:font-weight="bold" style:font-size-asian="18pt" style:language-asian="de" style:country-asian="DE" style:font-weight-asian="bold" style:font-size-complex="11pt"/>
    </style:style>
    <style:style style:name="Tabellentitel_5f_CDB" style:display-name="Tabellentitel_CDB" style:family="paragraph" style:parent-style-name="Standard" style:default-outline-level="">
      <style:paragraph-properties fo:margin-top="0.028in" fo:margin-bottom="0.028in" loext:contextual-spacing="false"/>
      <style:text-properties fo:font-size="10pt" fo:font-weight="bold" style:font-size-asian="10pt" style:language-asian="de" style:country-asian="DE" style:font-weight-asian="bold"/>
    </style:style>
    <style:style style:name="Text_5f_Zwischentitel_5f_CDB" style:display-name="Text_Zwischentitel_CDB" style:family="paragraph" style:parent-style-name="Standard" style:default-outline-level="">
      <style:paragraph-properties fo:margin-left="0.339in" fo:margin-right="0in" fo:margin-top="0.25in" fo:margin-bottom="0.0555in" loext:contextual-spacing="false" fo:text-indent="-0.339in" style:auto-text-indent="false"/>
      <style:text-properties fo:font-weight="bold" style:language-asian="de" style:country-asian="DE" style:font-weight-asian="bold" style:font-size-complex="11pt"/>
    </style:style>
    <style:style style:name="Überschrift_5f_ohne_20_Nr_5f_CDB" style:display-name="Überschrift_ohne Nr_CDB" style:family="paragraph" style:parent-style-name="Standard" style:default-outline-level="1" style:list-style-name="">
      <style:paragraph-properties fo:margin-top="0.3335in" fo:margin-bottom="0.0835in" loext:contextual-spacing="false"/>
      <style:text-properties fo:font-size="14pt" fo:font-weight="bold" style:font-size-asian="14pt" style:language-asian="de" style:country-asian="DE" style:font-weight-asian="bold" style:font-size-complex="14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0827in" fo:margin-right="0in" fo:line-height="100%" fo:text-indent="-0.7874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0827in" fo:margin-right="0in" fo:line-height="100%" fo:text-indent="-0.7874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2799in" fo:margin-right="0in" fo:line-height="100%" fo:text-indent="-0.9846in" style:auto-text-indent="false">
        <style:tab-stops>
          <style:tab-stop style:position="1.2972in"/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4764in" fo:margin-right="0in" fo:line-height="100%" fo:text-indent="-1.1811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6736in" fo:margin-right="0in" fo:line-height="100%" fo:text-indent="-1.3783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Formatvorlage_20_Text_5f_CDB_20__2b__20_Nach_3a__20__20_0_20_Pt." style:display-name="Formatvorlage Text_CDB + Nach:  0 Pt." style:family="paragraph" style:parent-style-name="Text_5f_CDB" style:default-outline-level="">
      <style:paragraph-properties fo:margin-top="0in" fo:margin-bottom="0in" loext:contextual-spacing="false"/>
      <style:text-properties style:font-size-complex="10pt"/>
    </style:style>
    <style:style style:name="Aufzählung_20_Punkt_20_1" style:display-name="Aufzählung Punkt 1" style:family="paragraph" style:parent-style-name="Aufzählung_20_1_5f_CDB" style:default-outline-level="">
      <style:text-properties style:font-size-complex="10pt"/>
    </style:style>
    <style:style style:name="Aufzählung_20_Punkt_20_2" style:display-name="Aufzählung Punkt 2" style:family="paragraph" style:parent-style-name="Aufzählung_20_Punkt_20_1" style:default-outline-level="">
      <style:paragraph-properties fo:margin-left="0.3945in" fo:margin-right="0in" fo:text-indent="0in" style:auto-text-indent="false"/>
    </style:style>
    <style:style style:name="Aufzählung_20_Punkt_20_3" style:display-name="Aufzählung Punkt 3" style:family="paragraph" style:parent-style-name="Aufzählung_20_Punkt_20_1" style:default-outline-level="">
      <style:paragraph-properties fo:margin-left="0.7874in" fo:margin-right="0in" fo:text-indent="-0.3937in" style:auto-text-indent="false">
        <style:tab-stops>
          <style:tab-stop style:position="0.5909in"/>
        </style:tab-stops>
      </style:paragraph-properties>
    </style:style>
    <style:style style:name="Formatvorlage_20_Text_5f_CDB_20__2b__20_Fett_20_Weiß" style:display-name="Formatvorlage Text_CDB + Fett Weiß" style:family="paragraph" style:parent-style-name="Text_5f_CDB" style:default-outline-level="">
      <style:text-properties fo:color="#000000" fo:font-weight="bold" style:font-weight-asian="bold" style:font-weight-complex="bold"/>
    </style:style>
    <style:style style:name="Aufzählung_20_Numero" style:display-name="Aufzählung Numero" style:family="paragraph" style:parent-style-name="Aufzählung_20_Punkt" style:default-outline-level="">
      <style:paragraph-properties fo:margin-left="0.4957in" fo:margin-right="0in" fo:line-height="150%" fo:text-indent="-0.248in" style:auto-text-indent="false"/>
    </style:style>
    <style:style style:name="Aufzählung_20_Punkt" style:display-name="Aufzählung Punkt" style:family="paragraph" style:parent-style-name="Aufzählung_20_Punkt_20_1" style:default-outline-level="">
      <style:paragraph-properties fo:margin-top="0in" fo:margin-bottom="0in" loext:contextual-spacing="false" fo:line-height="120%"/>
    </style:style>
    <style:style style:name="Aufzählung" style:family="paragraph" style:parent-style-name="Aufzählung_20_Punkt" style:default-outline-level=""/>
    <style:style style:name="Kopfzeile2Departement" style:family="paragraph" style:parent-style-name="Standard" style:default-outline-level="">
      <style:paragraph-properties style:line-height-at-least="0.139in" fo:orphans="0" fo:widows="0" fo:hyphenation-ladder-count="no-limit"/>
      <style:text-properties fo:font-size="7.5pt" style:font-name-asian="Calibri" style:font-family-asian="Calibri" style:font-family-generic-asian="system" style:font-pitch-asian="variable" style:font-size-asian="7.5pt" style:language-asian="en" style:country-asian="US" style:font-name-complex="Times New Roman1" style:font-family-complex="'Times New Roman'" style:font-family-generic-complex="system" style:font-pitch-complex="variable" style:font-size-complex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körper_20_Zchn" style:display-name="Textkörper Zchn" style:family="text">
      <style:text-properties style:font-name="Arial" fo:font-family="Arial" style:font-family-generic="roman" style:font-pitch="variable" fo:font-size="11pt" style:font-size-asian="11pt" style:language-complex="ar" style:country-complex="SA"/>
    </style:style>
    <style:style style:name="footnote_20_reference" style:display-name="footnote reference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Aufzählung_20_Numm_20_1_5f_CDB_20_Car" style:display-name="Aufzählung Numm 1_CDB Car" style:family="text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Numero_20_Car" style:display-name="Aufzählung Numero Car" style:family="text" style:parent-style-name="Aufzählung_20_Numm_20_1_5f_CDB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1_5f_CDB_20_Car" style:display-name="Aufzählung 1_CDB Car" style:family="text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Punkt_20_1_20_Car" style:display-name="Aufzählung Punkt 1 Car" style:family="text" style:parent-style-name="Aufzählung_20_1_5f_CDB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Punkt_20_Zchn" style:display-name="Aufzählung Punkt Zchn" style:family="text" style:parent-style-name="Aufzählung_20_Punkt_20_1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Zchn" style:display-name="Aufzählung Zchn" style:family="text" style:parent-style-name="Aufzählung_20_Punkt_20_Zchn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 fo:font-size="7.5pt" style:font-size-asian="7.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letter-kerning="false" style:font-style-asian="normal" style:text-emphasize="none" text:display="tru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3" style:display-name="ListLabel 1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4" style:display-name="ListLabel 1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5" style:display-name="ListLabel 1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" style:display-name="ListLabel 1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" style:display-name="ListLabel 1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7" style:display-name="ListLabel 3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8" style:display-name="ListLabel 3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9" style:display-name="ListLabel 3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0" style:display-name="ListLabel 4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1" style:display-name="ListLabel 4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2" style:display-name="ListLabel 42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43" style:display-name="ListLabel 43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44" style:display-name="ListLabel 4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45" style:display-name="ListLabel 4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6" style:display-name="ListLabel 46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7" style:display-name="ListLabel 4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8" style:display-name="ListLabel 4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9" style:display-name="ListLabel 4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0" style:display-name="ListLabel 5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1" style:display-name="ListLabel 51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52" style:display-name="ListLabel 52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53" style:display-name="ListLabel 53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54" style:display-name="ListLabel 54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55" style:display-name="ListLabel 5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56" style:display-name="ListLabel 5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7" style:display-name="ListLabel 5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8" style:display-name="ListLabel 5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9" style:display-name="ListLabel 5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0" style:display-name="ListLabel 60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61" style:display-name="ListLabel 6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62" style:display-name="ListLabel 6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63" style:display-name="ListLabel 6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64" style:display-name="ListLabel 64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65" style:display-name="ListLabel 6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6" style:display-name="ListLabel 6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7" style:display-name="ListLabel 6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8" style:display-name="ListLabel 6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9" style:display-name="ListLabel 69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70" style:display-name="ListLabel 70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71" style:display-name="ListLabel 7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72" style:display-name="ListLabel 7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73" style:display-name="ListLabel 7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74" style:display-name="ListLabel 7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5" style:display-name="ListLabel 7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6" style:display-name="ListLabel 7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7" style:display-name="ListLabel 7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8" style:display-name="ListLabel 78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79" style:display-name="ListLabel 79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80" style:display-name="ListLabel 8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81" style:display-name="ListLabel 8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82" style:display-name="ListLabel 8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83" style:display-name="ListLabel 8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4" style:display-name="ListLabel 8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5" style:display-name="ListLabel 8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6" style:display-name="ListLabel 8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7" style:display-name="ListLabel 87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88" style:display-name="ListLabel 88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89" style:display-name="ListLabel 89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0" style:display-name="ListLabel 9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91" style:display-name="ListLabel 9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92" style:display-name="ListLabel 9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3" style:display-name="ListLabel 9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4" style:display-name="ListLabel 9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5" style:display-name="ListLabel 9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6" style:display-name="ListLabel 96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97" style:display-name="ListLabel 97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98" style:display-name="ListLabel 98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9" style:display-name="ListLabel 99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0" style:display-name="ListLabel 10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1" style:display-name="ListLabel 10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2" style:display-name="ListLabel 10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3" style:display-name="ListLabel 10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4" style:display-name="ListLabel 10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5" style:display-name="ListLabel 105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06" style:display-name="ListLabel 106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07" style:display-name="ListLabel 10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08" style:display-name="ListLabel 108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9" style:display-name="ListLabel 109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0" style:display-name="ListLabel 11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1" style:display-name="ListLabel 11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2" style:display-name="ListLabel 11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3" style:display-name="ListLabel 11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4" style:display-name="ListLabel 114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15" style:display-name="ListLabel 115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16" style:display-name="ListLabel 116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17" style:display-name="ListLabel 117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8" style:display-name="ListLabel 118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9" style:display-name="ListLabel 11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0" style:display-name="ListLabel 12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1" style:display-name="ListLabel 12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2" style:display-name="ListLabel 12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3" style:display-name="ListLabel 123" style:family="text">
      <style:text-properties fo:color="#0080b9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" style:font-family-complex="'Courier New'" style:font-family-generic-complex="system" style:font-pitch-complex="variable"/>
    </style:style>
    <style:style style:name="ListLabel_20_130" style:display-name="ListLabel 130" style:family="text">
      <style:text-properties fo:color="#0080b9" style:text-position="0% 100%" fo:font-size="16pt" style:font-size-asian="16pt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fo:color="#0080b9" style:text-position="0% 100%" fo:font-size="16pt" style:font-size-asian="16pt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fo:color="#0080b9" style:text-position="0% 100%" fo:font-size="12pt" style:font-size-asian="12pt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fo:color="#00000a" style:text-position="0% 100%" fo:font-size="12pt" style:font-size-asian="12pt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fo:color="#00000a" style:text-position="0% 100%" fo:font-size="12pt" style:font-size-asian="12pt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fo:color="#00000a" style:text-position="0% 100%" fo:font-size="12pt" style:font-size-asian="12pt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fo:color="#00000a" style:text-position="0% 100%" fo:font-size="12pt" style:font-size-asian="12pt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14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outline-level-style>
      <text:outline-level-style text:level="2" text:style-name="ListLabel_20_115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outline-level-style>
      <text:outline-level-style text:level="3" text:style-name="ListLabel_20_116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118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outline-level-style>
      <text:outline-level-style text:level="6" text:style-name="ListLabel_20_119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outline-level-style>
      <text:outline-level-style text:level="7" text:style-name="ListLabel_20_120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8" text:style-name="ListLabel_20_121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9" text:style-name="ListLabel_20_122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835in" fo:text-indent="-0.3in" fo:margin-left="0.383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margin-left="0.1972in"/>
        </style:list-level-properties>
        <style:text-properties fo:font-family="Symbol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fo:margin-left="0.3937in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margin-left="0.5909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3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44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45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46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47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48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49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50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51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53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54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55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56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57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58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59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60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62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63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64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65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66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67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68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69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70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71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72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73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74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75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76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77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78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79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80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81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82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83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84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85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86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8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8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89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90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91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92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93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94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95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96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97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98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99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00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01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02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03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04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05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06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07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08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09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10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11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12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13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14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15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16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17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18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19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20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21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22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4957in"/>
        </style:list-level-properties>
        <style:text-properties fo:font-family="Arial"/>
      </text:list-level-style-bullet>
      <text:list-level-style-bullet text:level="2" text:style-name="ListLabel_20_123" style:num-suffix="o" text:bullet-char="o">
        <style:list-level-properties text:list-level-position-and-space-mode="label-alignment">
          <style:list-level-label-alignment text:label-followed-by="listtab" fo:text-indent="-0.25in" fo:margin-left="0.9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957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4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957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9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130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134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138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/>
      </text:list-level-style-bullet>
      <text:list-level-style-bullet text:level="2" text:style-name="ListLabel_20_13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46" style:num-suffix="" text:bullet-char="">
        <style:list-level-properties text:list-level-position-and-space-mode="label-alignment">
          <style:list-level-label-alignment text:label-followed-by="listtab" fo:margin-left="0.25in"/>
        </style:list-level-properties>
        <style:text-properties fo:font-family="Symbol" style:font-charset="x-symbol"/>
      </text:list-level-style-bullet>
      <text:list-level-style-bullet text:level="2" text:style-name="ListLabel_20_1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5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59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6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3986in" fo:margin-left="-0.0493in" fo:margin-top="0in" fo:margin-bottom="0in" table:align="left" style:may-break-between-rows="false" style:writing-mode="lr-tb"/>
    </style:style>
    <style:style style:name="Table4.A" style:family="table-column">
      <style:table-column-properties style:column-width="6.3986in"/>
    </style:style>
    <style:style style:name="Table4.1" style:family="table-row">
      <style:table-row-properties style:row-height="0.2917in" fo:keep-together="always"/>
    </style:style>
    <style:style style:name="Table4.A1" style:family="table-cell">
      <style:table-cell-properties fo:padding-left="0.0493in" fo:padding-right="0.0493in" fo:padding-top="0in" fo:padding-bottom="0in" fo:border="none"/>
    </style:style>
    <style:style style:name="Table5" style:family="table">
      <style:table-properties style:width="6.6743in" fo:margin-left="-0.0493in" fo:margin-top="0in" fo:margin-bottom="0in" table:align="left" style:writing-mode="lr-tb"/>
    </style:style>
    <style:style style:name="Table5.A" style:family="table-column">
      <style:table-column-properties style:column-width="6.3986in"/>
    </style:style>
    <style:style style:name="Table5.B" style:family="table-column">
      <style:table-column-properties style:column-width="0.2757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bottom" fo:padding-left="0.0493in" fo:padding-right="0.0493in" fo:padding-top="0in" fo:padding-bottom="0in" fo:border="none"/>
    </style:style>
    <style:style style:name="Table5.2" style:family="table-row">
      <style:table-row-properties style:row-height="0.375in" fo:keep-together="always"/>
    </style:style>
    <style:style style:name="Table5.B2" style:family="table-cell">
      <style:table-cell-properties fo:padding-left="0.0493in" fo:padding-right="0.0493in" fo:padding-top="0in" fo:padding-bottom="0in" fo:border="none"/>
    </style:style>
    <style:style style:name="Table7" style:family="table">
      <style:table-properties style:width="6.3993in" fo:margin-left="-0.0493in" fo:margin-top="0in" fo:margin-bottom="0in" table:align="left" style:writing-mode="lr-tb"/>
    </style:style>
    <style:style style:name="Table7.A" style:family="table-column">
      <style:table-column-properties style:column-width="6.3993in"/>
    </style:style>
    <style:style style:name="Table7.1" style:family="table-row">
      <style:table-row-properties style:row-height="0.375in" fo:keep-together="always"/>
    </style:style>
    <style:style style:name="Table7.A1" style:family="table-cell">
      <style:table-cell-properties style:vertical-align="bottom" fo:padding-left="0.0493in" fo:padding-right="0.0493in" fo:padding-top="0in" fo:padding-bottom="0in" fo:border="none"/>
    </style:style>
    <style:style style:name="M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2362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Header"/>
            </table:table-cell>
          </table:table-row>
        </table:table>
        <text:p text:style-name="z_5f_CDB_5f_Platzhalter"/>
      </style:header>
      <style:foot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table:number-columns-spanned="2" office:value-type="string">
              <text:p text:style-name="z_5f_CDB_5f_Seite"><text:page-number text:select-page="current">7</text:page-number>/<text:page-count>7</text:page-count></text:p>
            </table:table-cell>
            <table:covered-table-cell/>
          </table:table-row>
          <table:table-row table:style-name="Table5.2">
            <table:table-cell table:style-name="Table5.A1" office:value-type="string">
              <text:p text:style-name="z_5f_CDB_5f_Pfadname"><text:bookmark-start text:name="tm_dateiname2"/><text:file-name text:display="name-and-extension">testprotokoll_TaggY.odt</text:file-name><text:bookmark-end text:name="tm_dateiname2"/></text:p>
            </table:table-cell>
            <table:table-cell table:style-name="Table5.B2" office:value-type="string">
              <text:p text:style-name="Standard"/>
            </table:table-cell>
          </table:table-row>
        </table:table>
        <text:p text:style-name="z_5f_CDB_5f_Platzhalter"/>
      </style:footer>
    </style:master-page>
    <style:master-page style:name="First_20_Page" style:display-name="First Page" style:page-layout-name="Mpm1" style:next-style-name="Standard">
      <style:header>
        <text:p text:style-name="z_5f_CDB_5f_Platzhalter"/>
      </style:header>
      <style:footer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z_5f_CDB_5f_Pfadname"><draw:frame draw:style-name="Mfr1" draw:name="Bild 12" text:anchor-type="char" svg:x="5.1161in" svg:y="-0.1264in" svg:width="1.2398in" svg:height="0.2016in" draw:z-index="0"><draw:image xlink:href="Pictures/100000000000019000000041F186306AA1585292.jpg" xlink:type="simple" xlink:show="embed" xlink:actuate="onLoad" loext:mime-type="image/jpeg"/><svg:desc>hermes_schriftzug_blau_3366cc</svg:desc></draw:frame><text:bookmark-start text:name="tm_pfad"/><text:bookmark-start text:name="tm_dateiname"/><text:file-name text:display="name-and-extension">testprotokoll_TaggY.odt</text:file-name><text:bookmark-end text:name="tm_pfad"/><text:bookmark-end text:name="tm_dateiname"/><text:s text:c="10"/></text:p>
            </table:table-cell>
          </table:table-row>
          <table:table-row table:style-name="Table7.1">
            <table:table-cell table:style-name="Table7.A1" office:value-type="string">
              <text:p text:style-name="z_5f_CDB_5f_Pfadname"><text:bookmark text:name="_Hlk112468646"/></text:p>
            </table:table-cell>
          </table:table-row>
        </table:table>
        <text:p text:style-name="z_5f_CDB_5f_Platzhal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protokoll</dc:title>
    <meta:editing-cycles>22</meta:editing-cycles>
    <meta:creation-date>2015-12-02T13:40:00</meta:creation-date>
    <dc:date>2018-04-10T14:22:54.042239839</dc:date>
    <meta:editing-duration>PT5H46M32S</meta:editing-duration>
    <meta:generator>LibreOffice/5.4.5.1$Linux_X86_64 LibreOffice_project/40m0$Build-1</meta:generator>
    <meta:document-statistic meta:table-count="11" meta:image-count="1" meta:object-count="0" meta:page-count="7" meta:paragraph-count="168" meta:word-count="1134" meta:character-count="7604" meta:non-whitespace-character-count="67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